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02cm solid #000000" fo:border-bottom="none" style:shadow="non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paragraph-properties fo:text-align="start" style:justify-single-word="false"/>
      <style:text-properties fo:language="ru" fo:country="RU"/>
    </style:style>
    <style:style style:name="P4" style:family="paragraph" style:parent-style-name="Text_20_body">
      <style:paragraph-properties style:text-autospace="none"/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text-properties fo:font-size="13pt" style:font-size-asian="13pt" style:font-size-complex="13pt"/>
    </style:style>
    <style:style style:name="P7" style:family="paragraph" style:parent-style-name="Text_20_body">
      <style:text-properties fo:font-size="13pt" fo:language="ru" fo:country="RU" style:font-size-asian="13pt" style:font-size-complex="13pt"/>
    </style:style>
    <style:style style:name="P8" style:family="paragraph" style:parent-style-name="Text_20_body">
      <style:text-properties style:use-window-font-color="true" fo:font-size="13pt" fo:language="ru" fo:country="RU" style:font-size-asian="13pt" style:font-size-complex="13pt"/>
    </style:style>
    <style:style style:name="P9" style:family="paragraph" style:parent-style-name="Text_20_body">
      <style:text-properties style:use-window-font-color="true" fo:font-size="14pt" fo:language="ru" fo:country="RU" style:font-size-asian="14pt" style:font-size-complex="14pt"/>
    </style:style>
    <style:style style:name="P10" style:family="paragraph" style:parent-style-name="Text_20_body">
      <style:text-properties style:use-window-font-color="true" fo:font-size="10pt" fo:language="ru" fo:country="RU" style:font-size-asian="10pt" style:font-size-complex="10pt"/>
    </style:style>
    <style:style style:name="P11" style:family="paragraph" style:parent-style-name="Text_20_body"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Text_20_body">
      <style:text-properties style:use-window-font-color="true" fo:font-size="10pt" fo:language="zxx" fo:country="none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use-window-font-color="true" fo:language="ru" fo:country="RU"/>
    </style:style>
    <style:style style:name="P14" style:family="paragraph" style:parent-style-name="Text_20_body">
      <style:text-properties fo:color="#000000" fo:language="ru" fo:country="RU"/>
    </style:style>
    <style:style style:name="P15" style:family="paragraph" style:parent-style-name="Text_20_body">
      <style:text-properties fo:color="#000000" fo:font-size="10pt" fo:language="ru" fo:country="RU" style:font-size-asian="10pt" style:font-size-complex="10pt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Standard">
      <style:paragraph-properties style:text-autospace="none"/>
      <style:text-properties style:use-window-font-color="true" fo:font-size="10pt" fo:language="ru" fo:country="RU" style:font-size-asian="10pt" style:font-size-complex="10pt"/>
    </style:style>
    <style:style style:name="P20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21" style:family="paragraph" style:parent-style-name="Standard">
      <style:paragraph-properties style:text-autospace="none"/>
      <style:text-properties style:use-window-font-color="true" fo:font-size="10pt" fo:language="en" fo:country="US" style:font-size-asian="10pt" style:font-size-complex="10pt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style:text-autospace="none"/>
      <style:text-properties fo:language="ru" fo:country="RU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style:text-autospace="none"/>
      <style:text-properties fo:language="en" fo:country="US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use-window-font-color="true" fo:font-size="10pt" fo:language="ru" fo:country="RU" style:font-size-asian="10pt" style:font-size-complex="10pt"/>
    </style:style>
    <style:style style:name="P27" style:family="paragraph" style:parent-style-name="Text_20_body">
      <style:paragraph-properties fo:margin-left="0cm" fo:margin-right="0cm" fo:text-indent="0cm" style:auto-text-indent="false" style:text-autospace="none"/>
      <style:text-properties style:use-window-font-color="true"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 style:text-autospace="none"/>
      <style:text-properties style:use-window-font-color="true" fo:font-size="10pt" fo:language="zxx" fo:country="none" style:font-size-asian="10pt" style:font-size-complex="10pt"/>
    </style:style>
    <style:style style:name="P29" style:family="paragraph" style:parent-style-name="Footnote">
      <style:paragraph-properties fo:text-align="start" style:justify-single-word="false"/>
      <style:text-properties style:use-window-font-color="true" fo:font-size="14pt" fo:language="ru" fo:country="RU" style:font-size-asian="14pt" style:font-size-complex="14pt"/>
    </style:style>
    <style:style style:name="P30" style:family="paragraph" style:parent-style-name="Footnote">
      <style:paragraph-properties fo:text-align="start" style:justify-single-word="false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paragraph-rsid="0016c8d2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paragraph-rsid="001b1956"/>
    </style:style>
    <style:style style:name="P33" style:family="paragraph" style:parent-style-name="Text_20_body">
      <style:paragraph-properties fo:text-align="start" style:justify-single-word="false"/>
      <style:text-properties fo:language="en" fo:country="US" officeooo:paragraph-rsid="001b1956"/>
    </style:style>
    <style:style style:name="P34" style:family="paragraph" style:parent-style-name="Heading_20_1">
      <style:paragraph-properties fo:text-align="center" style:justify-single-word="false"/>
      <style:text-properties fo:language="en" fo:country="US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>
      <style:paragraph-properties fo:text-align="center" style:justify-single-word="false"/>
      <style:text-properties officeooo:paragraph-rsid="0016c8d2"/>
    </style:style>
    <style:style style:name="P37" style:family="paragraph" style:parent-style-name="Heading_20_1">
      <style:paragraph-properties fo:text-align="center" style:justify-single-word="false"/>
      <style:text-properties style:use-window-font-color="true" fo:font-size="14pt" fo:language="ru" fo:country="RU" style:font-size-asian="14pt" style:font-size-complex="14pt"/>
    </style:style>
    <style:style style:name="P38" style:family="paragraph" style:parent-style-name="Heading_20_2">
      <style:text-properties style:use-window-font-color="true"/>
    </style:style>
    <style:style style:name="P39" style:family="paragraph" style:parent-style-name="Heading_20_2">
      <style:text-properties style:use-window-font-color="true" fo:language="ru" fo:country="RU"/>
    </style:style>
    <style:style style:name="P40" style:family="paragraph" style:parent-style-name="Heading_20_2">
      <style:text-properties fo:language="ru" fo:country="RU"/>
    </style:style>
    <style:style style:name="P41" style:family="paragraph" style:parent-style-name="Heading_20_3">
      <style:text-properties style:use-window-font-color="true"/>
    </style:style>
    <style:style style:name="P42" style:family="paragraph" style:parent-style-name="Heading_20_3">
      <style:text-properties style:use-window-font-color="true" fo:font-size="13pt" style:font-size-asian="13pt" style:font-size-complex="13pt"/>
    </style:style>
    <style:style style:name="P43" style:family="paragraph" style:parent-style-name="Heading_20_3">
      <style:text-properties style:use-window-font-color="true" fo:font-size="10pt" fo:language="zxx" fo:country="none" style:font-size-asian="10pt" style:font-size-complex="10pt"/>
    </style:style>
    <style:style style:name="P44" style:family="paragraph" style:parent-style-name="Heading_20_3">
      <style:text-properties fo:font-size="13pt" style:font-size-asian="13pt" style:font-size-complex="13pt"/>
    </style:style>
    <style:style style:name="P45" style:family="paragraph" style:parent-style-name="Heading_20_3" style:list-style-name="">
      <style:paragraph-properties style:text-autospace="none"/>
    </style:style>
    <style:style style:name="P46" style:family="paragraph" style:parent-style-name="Heading_20_3" style:list-style-name="">
      <style:paragraph-properties fo:text-align="start" style:justify-single-word="false" style:text-autospace="non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0pt" fo:language="zxx" fo:country="none" style:font-size-asian="10pt" style:font-size-complex="10pt"/>
    </style:style>
    <style:style style:name="T5" style:family="text">
      <style:text-properties style:use-window-font-color="true" fo:font-size="10pt" fo:language="ru" fo:country="RU" style:font-size-asian="10pt" style:font-size-complex="10pt"/>
    </style:style>
    <style:style style:name="T6" style:family="text">
      <style:text-properties style:use-window-font-color="true" fo:font-size="10pt" style:font-size-asian="10pt" style:font-size-complex="10pt"/>
    </style:style>
    <style:style style:name="T7" style:family="text">
      <style:text-properties style:use-window-font-color="true" fo:font-size="10pt" fo:language="en" fo:country="US" style:font-size-asian="10pt" style:font-size-complex="10pt"/>
    </style:style>
    <style:style style:name="T8" style:family="text">
      <style:text-properties style:use-window-font-color="true" fo:font-size="14pt" fo:language="en" fo:country="US" style:font-size-asian="14pt" style:font-size-complex="14pt"/>
    </style:style>
    <style:style style:name="T9" style:family="text">
      <style:text-properties style:use-window-font-color="true" fo:font-size="14pt" fo:language="en" fo:country="US" officeooo:rsid="0016f6da" style:font-size-asian="14pt" style:font-size-complex="14pt"/>
    </style:style>
    <style:style style:name="T10" style:family="text">
      <style:text-properties style:use-window-font-color="true" fo:font-size="14pt" fo:language="en" fo:country="US" officeooo:rsid="001af94c" style:font-size-asian="14pt" style:font-size-complex="14pt"/>
    </style:style>
    <style:style style:name="T11" style:family="text">
      <style:text-properties style:use-window-font-color="true" fo:font-size="14pt" fo:language="en" fo:country="US" officeooo:rsid="001b1956" style:font-size-asian="14pt" style:font-size-complex="14pt"/>
    </style:style>
    <style:style style:name="T12" style:family="text">
      <style:text-properties style:use-window-font-color="true" fo:font-size="14pt" style:font-size-asian="14pt" style:font-size-complex="14pt"/>
    </style:style>
    <style:style style:name="T13" style:family="text">
      <style:text-properties style:use-window-font-color="true" fo:font-size="14pt" officeooo:rsid="0016c8d2" style:font-size-asian="14pt" style:font-size-complex="14pt"/>
    </style:style>
    <style:style style:name="T14" style:family="text">
      <style:text-properties style:use-window-font-color="true" fo:font-size="14pt" officeooo:rsid="0016f6da" style:font-size-asian="14pt" style:font-size-complex="14pt"/>
    </style:style>
    <style:style style:name="T15" style:family="text">
      <style:text-properties style:use-window-font-color="true" fo:font-size="14pt" officeooo:rsid="0018aa53" style:font-size-asian="14pt" style:font-size-complex="14pt"/>
    </style:style>
    <style:style style:name="T16" style:family="text">
      <style:text-properties style:use-window-font-color="true" fo:font-size="14pt" officeooo:rsid="001af94c" style:font-size-asian="14pt" style:font-size-complex="14pt"/>
    </style:style>
    <style:style style:name="T17" style:family="text">
      <style:text-properties style:use-window-font-color="true" fo:font-size="14pt" officeooo:rsid="001b1956" style:font-size-asian="14pt" style:font-size-complex="14pt"/>
    </style:style>
    <style:style style:name="T18" style:family="text">
      <style:text-properties style:use-window-font-color="true" fo:font-size="14pt" fo:language="ru" fo:country="RU" style:font-size-asian="14pt" style:font-size-complex="14pt"/>
    </style:style>
    <style:style style:name="T19" style:family="text">
      <style:text-properties style:use-window-font-color="true" fo:font-size="14pt" fo:language="ru" fo:country="RU" officeooo:rsid="0016c8d2" style:font-size-asian="14pt" style:font-size-complex="14pt"/>
    </style:style>
    <style:style style:name="T20" style:family="text">
      <style:text-properties style:use-window-font-color="true" fo:language="zxx" fo:country="none"/>
    </style:style>
    <style:style style:name="T21" style:family="text">
      <style:text-properties style:use-window-font-color="true" fo:language="ru" fo:country="RU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fo:font-size="10pt" fo:language="zxx" fo:country="none" style:font-size-asian="10pt" style:font-size-complex="10pt"/>
    </style:style>
    <style:style style:name="T24" style:family="text">
      <style:text-properties fo:font-size="10pt" fo:language="en" fo:country="US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language="ru" fo:country="RU" style:font-size-asian="10pt" style:font-size-complex="10pt"/>
    </style:style>
    <style:style style:name="T27" style:family="text">
      <style:text-properties fo:color="#0000ff" fo:font-size="10pt" fo:language="zxx" fo:country="none" style:font-size-asian="10pt" style:font-size-complex="10pt"/>
    </style:style>
    <style:style style:name="T28" style:family="text">
      <style:text-properties fo:color="#0000ff" fo:language="zxx" fo:country="none"/>
    </style:style>
    <style:style style:name="T29" style:family="text">
      <style:text-properties fo:color="#a31515" fo:font-size="10pt" fo:language="zxx" fo:country="none" style:font-size-asian="10pt" style:font-size-complex="10pt"/>
    </style:style>
    <style:style style:name="T30" style:family="text">
      <style:text-properties fo:color="#a31515" fo:font-size="10pt" style:font-size-asian="10pt" style:font-size-complex="10pt"/>
    </style:style>
    <style:style style:name="T31" style:family="text">
      <style:text-properties fo:color="#000000" fo:font-size="10pt" fo:language="zxx" fo:country="none" style:font-size-asian="10pt" style:font-size-complex="10pt"/>
    </style:style>
    <style:style style:name="T32" style:family="text">
      <style:text-properties fo:color="#000000" fo:font-size="10pt" style:font-size-asian="10pt" style:font-size-complex="10pt"/>
    </style:style>
    <style:style style:name="T33" style:family="text">
      <style:text-properties fo:language="zxx" fo:country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IgriZdes Engine </text:h>
      <text:h text:style-name="P34" text:outline-level="1">(izeng)</text:h>
      <text:h text:style-name="P35" text:outline-level="1">Описание функций движка</text:h>
      <text:p text:style-name="P18"/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7">IgriZdes Engine <text:tab/>1</text:p>
          <text:p text:style-name="P47">(izeng)<text:tab/>1</text:p>
          <text:p text:style-name="P47">IScreen интерфейс<text:tab/>1</text:p>
          <text:p text:style-name="P48">Ограничения<text:tab/>1</text:p>
          <text:p text:style-name="P48">Методы<text:tab/>2</text:p>
          <text:p text:style-name="P47">IInput интерфейс<text:tab/>7</text:p>
          <text:p text:style-name="P48">Методы<text:tab/>7</text:p>
          <text:p text:style-name="P47">IAnim интерфейс<text:tab/>7</text:p>
          <text:p text:style-name="P48">Ограничения<text:tab/>8</text:p>
          <text:p text:style-name="P48">Перечисления<text:tab/>8</text:p>
          <text:p text:style-name="P48">Методы<text:tab/>8</text:p>
          <text:p text:style-name="P47">IDraw интерфейс<text:tab/>12</text:p>
          <text:p text:style-name="P48">Ограничения<text:tab/>12</text:p>
          <text:p text:style-name="P48">Методы<text:tab/>13</text:p>
          <text:p text:style-name="P47">IAngledDraw интерфейс<text:tab/>14</text:p>
          <text:p text:style-name="P48">Методы<text:tab/>14</text:p>
          <text:p text:style-name="P48">HRESULT UseExistingAngledTables([in] int* pnAngledTablesPack);<text:tab/>14</text:p>
          <text:p text:style-name="P47">IParams интерфейс<text:tab/>15</text:p>
          <text:p text:style-name="P48">Методы<text:tab/>15</text:p>
          <text:p text:style-name="P47">Терминология<text:tab/>17</text:p>
          <text:p text:style-name="P47">Примеры<text:tab/>18</text:p>
        </text:index-body>
      </text:table-of-content>
      <text:p text:style-name="P5"/>
      <text:h text:style-name="P36" text:outline-level="1"><text:span text:style-name="T19">Предисловие</text:span></text:h>
      <text:p text:style-name="P31"><text:span text:style-name="T14">Движок </text:span><text:span text:style-name="T9">I</text:span><text:span text:style-name="T10">ZEng </text:span><text:span text:style-name="T9">является</text:span><text:span text:style-name="T14"> бесплатным </text:span><text:span text:style-name="T9">open-source </text:span><text:span text:style-name="T14">игровым движком двумерной графики с помощью </text:span><text:span text:style-name="T9">DirectX </text:span><text:span text:style-name="T14">с включенными простыми траекториями движения — по прямой, окружности, с/без ускорения, с трением/гравитацией или без таковых. На этом движке написана одна из моих игр — </text:span><text:span text:style-name="T9">RockCarrier.</text:span><text:span text:style-name="T13"> </text:span><text:span text:style-name="T15">Полноценной документации к движку нет. Ниже и в архиве с движком — мой набросок на такую документацию. </text:span><text:span text:style-name="T17">Если у вас возникли вопросы:</text:span></text:p>
      <text:p text:style-name="P33"><text:a xlink:type="simple" xlink:href="mailto:doublevenom@gmail.com"><text:span text:style-name="T17">doublevenom@gmail.com</text:span></text:a></text:p>
      <text:p text:style-name="P32"><text:span text:style-name="T17">в заголовке укажите «</text:span><text:span text:style-name="T11">IgriZdes Engine</text:span><text:span text:style-name="T17">»</text:span></text:p>
      <text:h text:style-name="P35" text:outline-level="1"><text:soft-page-break/><text:span text:style-name="T8">IScreen </text:span><text:span text:style-name="T12">интерфейс</text:span></text:h>
      <text:p text:style-name="Text_20_body">Интерфейс управления экраном, камерой, загрузкой/выгрузкой графики</text:p>
      <text:h text:style-name="Heading_20_2" text:outline-level="2">Ограничения</text:h>
      <text:p text:style-name="P6">Во всех методах возвращаемый результат — <text:span text:style-name="T1">HRESULT, </text:span><text:span text:style-name="T2">используйте </text:span><text:span text:style-name="T1">FAILED(hResult) </text:span><text:span text:style-name="T2">для проверки успешности выполнения методов.</text:span></text:p>
      <text:h text:style-name="Heading_20_2" text:outline-level="2">Методы</text:h>
      <text:h text:style-name="P41" text:outline-level="3">HRESULT ResetDisplay(</text:h>
      <text:h text:style-name="Heading_20_3" text:outline-level="3"><text:span text:style-name="T23"><text:tab/><text:tab/>[</text:span><text:span text:style-name="T27">in</text:span><text:span text:style-name="T4">] HWND hDispWnd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Width, 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Height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efRate,</text:span></text:h>
      <text:h text:style-name="Heading_20_3" text:outline-level="3"><text:span text:style-name="T4"><text:tab/><text:tab/>[</text:span><text:span text:style-name="T27">in</text:span><text:span text:style-name="T4">] BOOL bFullscreen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FPS);</text:span></text:h>
      <text:p text:style-name="P6"><text:span text:style-name="T20"><text:tab/></text:span><text:span text:style-name="T21">Настройка экрана </text:span></text:p>
      <text:p text:style-name="P8">параметр hDispWnd - дескриптор окна Windows для отображения </text:p>
      <text:p text:style-name="P8">параметр nWidth - ширина экрана </text:p>
      <text:p text:style-name="P8">параметр nHeight - высота экрана </text:p>
      <text:p text:style-name="P8">параметр nRefRate - частота (Гц) </text:p>
      <text:p text:style-name="P8">параметр bFullscreen - отображение на весь экран или в окне; ЕСЛИ ВЫ ОТЛАЖИВАЕТЕ ПРОГРАММУ СОВЕТУЮ ВСЕГДА ЗАПУСКАТЬ В ОКНЕ </text:p>
      <text:p text:style-name="P8">параметр nFPS - число кадров в секунду в интервале от 1 до 999, рекомендую 30</text:p>
      <text:h text:style-name="P42" text:outline-level="3">HRESULT UpdateScreen();</text:h>
      <text:p text:style-name="P6"><text:span text:style-name="T3">Обновление экрана — выводит на экран новый кадр, позаботьтесь о том, чтобы </text:span><text:span text:style-name="T3">кадр содержал анимации –</text:span><text:span text:style-name="T22"> </text:span><text:span text:style-name="T21">см. </text:span><text:span text:style-name="T22">IDraw-&gt;Show()</text:span></text:p>
      <text:h text:style-name="P44" text:outline-level="3"><text:span text:style-name="T20">HRESULT MoveCamera([</text:span><text:span text:style-name="T28">in</text:span><text:span text:style-name="T20">]POINTF* pvecD);</text:span></text:h>
      <text:p text:style-name="P8">Управление передвижением камеры.</text:p>
      <text:p text:style-name="P7"><text:soft-page-break/><text:span text:style-name="T3">параметр <text:s/></text:span><text:span text:style-name="T20">pvecD —</text:span><text:span text:style-name="T3"> задает вектор сдвига камеры от текущего положения</text:span></text:p>
      <text:h text:style-name="P44" text:outline-level="3"><text:span text:style-name="T20">HRESULT SetCamera([</text:span><text:span text:style-name="T28">in</text:span><text:span text:style-name="T20">]POINTF* pptCam);</text:span></text:h>
      <text:p text:style-name="P8">Установка положения камеры в пространства</text:p>
      <text:p text:style-name="P7"><text:span text:style-name="T3">параметр <text:s/></text:span><text:span text:style-name="T20">pptCam —</text:span><text:span text:style-name="T3"> задает положение камеры в пространстве</text:span></text:p>
      <text:h text:style-name="Heading_20_3" text:outline-level="3"><text:span text:style-name="T4">HRESULT GetCameraPos([</text:span><text:span text:style-name="T27">in</text:span><text:span text:style-name="T4">,</text:span><text:span text:style-name="T27">out</text:span><text:span text:style-name="T4">]POINTF *pptCam);</text:span></text:h>
      <text:p text:style-name="P9">Получение текущей позиции камеры</text:p>
      <text:p text:style-name="P2"><text:span text:style-name="T12">выход <text:s/></text:span><text:span text:style-name="T4">pptCam —</text:span><text:span text:style-name="T6"> содержит возвращенную позицию</text:span></text:p>
      <text:h text:style-name="P41" text:outline-level="3">HRESULT ShutDown();</text:h>
      <text:p text:style-name="Text_20_body"><text:span text:style-name="T3">Освобождение ресурсов IZEngine, удаление всех объектов движка. ВЫЗЫВАТЬ ТОЛЬКО ПО ОКОНЧАНИИ РАБОТЫ С </text:span><text:span text:style-name="T22">IZEngine </text:span><text:span text:style-name="T3">— ВСЕ УКАЗАТЕЛИ БУДУТ БИТЫМИ ПОСЛЕ ВЫЗОВА.</text:span></text:p>
      <text:p text:style-name="P19"/>
      <text:h text:style-name="Heading_20_3" text:outline-level="3"><text:span text:style-name="T4">HRESULT GetScreenRect([</text:span><text:span text:style-name="T27">in</text:span><text:span text:style-name="T4">,</text:span><text:span text:style-name="T27">out</text:span><text:span text:style-name="T4">]RECT *prcScreen);</text:span></text:h>
      <text:p text:style-name="P10">Получение прямоугольника, ограничивающего экран</text:p>
      <text:p text:style-name="Text_20_body"><text:span text:style-name="T5">выход <text:s/></text:span><text:span text:style-name="T4">prcScreen —</text:span><text:span text:style-name="T5"> содержит возвращенный прямоугольник. </text:span><text:span text:style-name="T7">left </text:span><text:span text:style-name="T5">и </text:span><text:span text:style-name="T7">top </text:span><text:span text:style-name="T5">прямоугольника всегда равны 0, а </text:span><text:span text:style-name="T7">right </text:span><text:span text:style-name="T5">и </text:span><text:span text:style-name="T7">bottom – </text:span><text:span text:style-name="T5">заданному разрешению.</text:span></text:p>
      <text:h text:style-name="Heading_20_3" text:outline-level="3"><text:span text:style-name="T4">HRESULT GetScreenWH([</text:span><text:span text:style-name="T27">in</text:span><text:span text:style-name="T4">,</text:span><text:span text:style-name="T27">out</text:span><text:span text:style-name="T4">]POINTF *pptScreen);</text:span></text:h>
      <text:p text:style-name="P10">Получение ширины и высоты экрана, т.е. заданного разрешения</text:p>
      <text:p text:style-name="P2"><text:span text:style-name="T6">выход <text:s/></text:span><text:span text:style-name="T4">pptScreen —</text:span><text:span text:style-name="T6"> содержит возвр. разрешение</text:span></text:p>
      <text:h text:style-name="Heading_20_3" text:outline-level="3"><text:span text:style-name="T4">HRESULT GetCameraRect([</text:span><text:span text:style-name="T27">in</text:span><text:span text:style-name="T4">,</text:span><text:span text:style-name="T27">out</text:span><text:span text:style-name="T4">]RECT *prcCam);</text:span></text:h>
      <text:p text:style-name="P10">Получение прямоугольника, ограничивающего текущее положение камеры</text:p>
      <text:p text:style-name="P2"><text:span text:style-name="T6">выход <text:s/></text:span><text:span text:style-name="T4">prcCam —</text:span><text:span text:style-name="T6"> содержит возвр. прямоугольник; </text:span><text:span text:style-name="T7">left &amp; top – </text:span><text:span text:style-name="T6">левый верхний угол камеры, </text:span><text:span text:style-name="T7">right &amp; bottom – </text:span><text:span text:style-name="T6">нижний правый</text:span></text:p>
      <text:h text:style-name="Heading_20_3" text:outline-level="3"><text:span text:style-name="T4">HRESULT GetCameraRBPos([</text:span><text:span text:style-name="T27">in</text:span><text:span text:style-name="T4">,</text:span><text:span text:style-name="T27">out</text:span><text:span text:style-name="T4">]POINTF *pptCam);</text:span></text:h>
      <text:p text:style-name="P10">Получение координат правого нижнего угла текущего положения камеры</text:p>
      <text:p text:style-name="P2"><text:span text:style-name="T6">выход <text:s/></text:span><text:span text:style-name="T4">pptCam —</text:span><text:span text:style-name="T6"> содержит возвр. координаты</text:span></text:p>
      <text:h text:style-name="Heading_20_3" text:outline-level="3"><text:span text:style-name="T4">HRESULT SetWorldBounds([</text:span><text:span text:style-name="T27">in</text:span><text:span text:style-name="T4">]RECT* prcBounds);</text:span></text:h>
      <text:p text:style-name="P2"><text:span text:style-name="T6">Установка границ мира — камера сможет двигаться только в этих границах, по умолчанию - </text:span><text:span text:style-name="T4">-32000,-32000,32000,32000</text:span></text:p>
      <text:p text:style-name="P2"><text:span text:style-name="T6">параметр <text:s/></text:span><text:span text:style-name="T4">prcBounds —</text:span><text:span text:style-name="T6"> задает границы мира</text:span></text:p>
      <text:h text:style-name="Heading_20_3" text:outline-level="3"><text:soft-page-break/><text:span text:style-name="T4">HRESULT GetWorldBounds([</text:span><text:span text:style-name="T27">in</text:span><text:span text:style-name="T4">,</text:span><text:span text:style-name="T27">out</text:span><text:span text:style-name="T4">]RECT* prcBounds);</text:span></text:h>
      <text:p text:style-name="P10">Получение установленных ранее границ мира</text:p>
      <text:p text:style-name="P2"><text:span text:style-name="T6">параметр <text:s/></text:span><text:span text:style-name="T4">prcBounds —</text:span><text:span text:style-name="T6"> содержит возвр. границы мира</text:span></text:p>
      <text:h text:style-name="P41" text:outline-level="3">HRESULT AddFrameTable(</text:h>
      <text:h text:style-name="Heading_20_3" text:outline-level="3"><text:span text:style-name="T23"><text:tab/><text:tab/>[</text:span><text:span text:style-name="T27">in</text:span><text:span text:style-name="T4">,</text:span><text:span text:style-name="T27">out</text:span><text:span text:style-name="T4">] </text:span><text:span text:style-name="T27">int</text:span><text:span text:style-name="T4">* pnID,</text:span></text:h>
      <text:h text:style-name="Heading_20_3" text:outline-level="3"><text:span text:style-name="T4"><text:tab/><text:tab/>[</text:span><text:span text:style-name="T27">in</text:span><text:span text:style-name="T4">] UCHAR* strPathToFile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,</text:span></text:h>
      <text:h text:style-name="Heading_20_3" text:outline-level="3"><text:span text:style-name="T4"><text:tab/><text:tab/>[</text:span><text:span text:style-name="T27">in</text:span><text:span text:style-name="T4">] DWORD dwTranspColor);</text:span></text:h>
      <text:p text:style-name="Text_20_body">Создание таблицы кадров на основе графического файла.<text:span text:style-name="T1"> </text:span><text:span text:style-name="T2">Использование таблицы кадров визуальным объектом осуществляется с помощью других методов. См. </text:span><text:span text:style-name="T1">pAnim-&gt;</text:span>UseExistingFrameTable(&lt;индекс *pnID&gt;) и его аналоги в том же интерфейсе.</text:p>
      <text:p text:style-name="Text_20_body">параметр <text:s/><text:span text:style-name="T4">strPathToFile —</text:span><text:span text:style-name="T5"> путь к файлу. Поддерживаются </text:span><text:span text:style-name="T7">JPEG,PNG,BMP. (</text:span><text:span text:style-name="T5">другие — на свой страх и риск) Рекомендуется </text:span><text:span text:style-name="T7">PNG </text:span><text:span text:style-name="T5">при использовании прозрачности и </text:span><text:span text:style-name="T7">JPEG </text:span><text:span text:style-name="T5">при ее отсутствии. </text:span></text:p>
      <text:p text:style-name="Text_20_body"><text:span text:style-name="T5">параметр <text:s/></text:span><text:span text:style-name="T4">nNeededFrameW —</text:span><text:span text:style-name="T5"> нужная ширина кадра, 0 - исходная</text:span></text:p>
      <text:p text:style-name="Text_20_body"><text:span text:style-name="T5">параметр <text:s/></text:span><text:span text:style-name="T4">nNeededFrameH —</text:span><text:span text:style-name="T5"> нужная высота кадра, 0 - исходная</text:span></text:p>
      <text:p text:style-name="Text_20_body">параметр <text:s/><text:span text:style-name="T4">nColumns —</text:span><text:span text:style-name="T5"> число колонок в таблице в файле. Если у вас одна колонка, можно установить </text:span><text:span text:style-name="T4">nColumns </text:span><text:span text:style-name="T5">=1 и nRows=0 и число рядов будет посчитано автоматически.</text:span></text:p>
      <text:p text:style-name="P2"><text:span text:style-name="T6">параметр <text:s/></text:span><text:span text:style-name="T4">nRows —</text:span><text:span text:style-name="T6"> число рядов в таблице в файле. <text:s/>Если у вас один ряд, можно установить </text:span><text:span text:style-name="T4">nRows</text:span><text:span text:style-name="T6">=1 и <text:s/></text:span><text:span text:style-name="T4">nColumns</text:span><text:span text:style-name="T6">=0 и число колонок будет подсчитано автоматически.</text:span></text:p>
      <text:p text:style-name="P2"><text:span text:style-name="T6">параметр <text:s/></text:span><text:span text:style-name="T4">bTransparent —</text:span><text:span text:style-name="T6"> имеет ли кадр прозрачный фон, </text:span><text:span text:style-name="T7">true – </text:span><text:span text:style-name="T6">да.</text:span></text:p>
      <text:p text:style-name="P2"><text:span text:style-name="T6">параметр <text:s/></text:span><text:span text:style-name="T4">dwTranspColor —</text:span><text:span text:style-name="T6"> цвет, считающийся прозрачным. Не используется, если <text:s/></text:span><text:span text:style-name="T4">bTransparent</text:span><text:span text:style-name="T6">=</text:span><text:span text:style-name="T7">false</text:span></text:p>
      <text:p text:style-name="P2"><text:span text:style-name="T4">в</text:span><text:span text:style-name="T6">ыход</text:span><text:span text:style-name="T4"> pnID —</text:span><text:span text:style-name="T6"> индекс созданной таблицы кадров, используется для связывания таблицы кадров с </text:span><text:span text:style-name="T6">визуальным объектом</text:span></text:p>
      <text:h text:style-name="P41" text:outline-level="3"><text:soft-page-break/>HRESULT AddBMPFrameTable(</text:h>
      <text:h text:style-name="Heading_20_3" text:outline-level="3"><text:span text:style-name="T23"><text:tab/><text:tab/>[</text:span><text:span text:style-name="T27">in</text:span><text:span text:style-name="T4">,</text:span><text:span text:style-name="T27">out</text:span><text:span text:style-name="T4">] </text:span><text:span text:style-name="T27">int</text:span><text:span text:style-name="T4">* pnID,</text:span></text:h>
      <text:h text:style-name="Heading_20_3" text:outline-level="3"><text:span text:style-name="T4"><text:tab/><text:tab/>[</text:span><text:span text:style-name="T27">in</text:span><text:span text:style-name="T4">] UCHAR* strPathToFile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,</text:span></text:h>
      <text:h text:style-name="Heading_20_3" text:outline-level="3"><text:span text:style-name="T4"><text:tab/><text:tab/>[</text:span><text:span text:style-name="T27">in</text:span><text:span text:style-name="T4">] DWORD dwTranspColor);</text:span></text:h>
      <text:p text:style-name="P2"><text:span text:style-name="T6">Аналог </text:span><text:span text:style-name="T7">AddFrameTable(), </text:span><text:span text:style-name="T6">но можно использовать только для </text:span><text:span text:style-name="T7">BMP </text:span><text:span text:style-name="T6">файлов. использует </text:span><text:span text:style-name="T7">Win API GDI.</text:span></text:p>
      <text:h text:style-name="P41" text:outline-level="3">HRESULT AddEmptyFrameTable(</text:h>
      <text:h text:style-name="Heading_20_3" text:outline-level="3"><text:span text:style-name="T23"><text:tab/><text:tab/>[</text:span><text:span text:style-name="T27">in</text:span><text:span text:style-name="T4">,</text:span><text:span text:style-name="T27">out</text:span><text:span text:style-name="T4">] </text:span><text:span text:style-name="T27">int</text:span><text:span text:style-name="T4">* pnID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Fill,</text:span></text:h>
      <text:h text:style-name="Heading_20_3" text:outline-level="3"><text:span text:style-name="T4"><text:tab/><text:tab/>[</text:span><text:span text:style-name="T27">in</text:span><text:span text:style-name="T4">] DWORD dwFillColor);</text:span></text:h>
      <text:p text:style-name="Text_20_body">Создание <text:span text:style-name="T2">пустой </text:span>таблицы кадров. <text:span text:style-name="T2">Использование таблицы кадров визуальным объектом осуществляется с помощью других методов. См. </text:span><text:span text:style-name="T1">pAnim-&gt;</text:span>UseExistingFrameTable(&lt;индекс *pnID&gt;) и его аналоги в том же интерфейсе.</text:p>
      <text:p text:style-name="Text_20_body"><text:span text:style-name="T5">параметр <text:s/></text:span><text:span text:style-name="T4">nNeededFrameW —</text:span><text:span text:style-name="T5"> нужная ширина кадра</text:span></text:p>
      <text:p text:style-name="Text_20_body"><text:span text:style-name="T5">параметр <text:s/></text:span><text:span text:style-name="T4">nNeededFrameH —</text:span><text:span text:style-name="T5"> нужная высота кадра</text:span></text:p>
      <text:p text:style-name="Text_20_body">параметр <text:s/><text:span text:style-name="T4">nColumns —</text:span><text:span text:style-name="T5"> число колонок в таблице в файле</text:span></text:p>
      <text:p text:style-name="P2"><text:span text:style-name="T6">параметр <text:s/></text:span><text:span text:style-name="T4">nRows —</text:span><text:span text:style-name="T6"> число рядов в таблице в файле</text:span></text:p>
      <text:p text:style-name="P2"><text:span text:style-name="T6">параметр <text:s/></text:span><text:span text:style-name="T4">bTransparentFill</text:span><text:span text:style-name="T4"> —</text:span><text:span text:style-name="T6"> см. <text:s/></text:span><text:span text:style-name="T4">dwFillColor. </text:span><text:span text:style-name="T6">Определяет, будет ли <text:s/></text:span><text:span text:style-name="T4">dwFillColor </text:span><text:span text:style-name="T6">считаться прозрачным</text:span></text:p>
      <text:p text:style-name="P2"><text:soft-page-break/><text:span text:style-name="T6">параметр <text:s/></text:span><text:span text:style-name="T4">dwFillColor</text:span><text:span text:style-name="T4"> —</text:span><text:span text:style-name="T6"> цвет, которым будут залиты кадры</text:span></text:p>
      <text:p text:style-name="P2"><text:span text:style-name="T4">в</text:span><text:span text:style-name="T6">ыход</text:span><text:span text:style-name="T4"> pnID —</text:span><text:span text:style-name="T6"> индекс созданной таблицы кадров, используется для связывания таблицы кадров с визуальным объектом</text:span></text:p>
      <text:h text:style-name="P41" text:outline-level="3">HRESULT AddAngledTables(</text:h>
      <text:h text:style-name="Heading_20_3" text:outline-level="3"><text:span text:style-name="T23"><text:tab/><text:tab/>[</text:span><text:span text:style-name="T27">in</text:span><text:span text:style-name="T4">,</text:span><text:span text:style-name="T27">out</text:span><text:span text:style-name="T4">] </text:span><text:span text:style-name="T27">int</text:span><text:span text:style-name="T4">* pnID, 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* pidSrcFrameTable,</text:span></text:h>
      <text:h text:style-name="Heading_20_3" text:outline-level="3"><text:span text:style-name="T4"><text:tab/><text:tab/>[</text:span><text:span text:style-name="T27">in</text:span><text:span text:style-name="T4">]</text:span><text:span text:style-name="T27">float</text:span><text:span text:style-name="T4"> fTurnAngle,</text:span></text:h>
      <text:h text:style-name="Heading_20_3" text:outline-level="3"><text:span text:style-name="T4"><text:tab/><text:tab/>[</text:span><text:span text:style-name="T27">in</text:span><text:span text:style-name="T4">]</text:span><text:span text:style-name="T27">float</text:span><text:span text:style-name="T4"> fNeededAngleOfFirstTable);</text:span></text:h>
      <text:p text:style-name="Text_20_body">Создание набора таблиц кадров поворота (НТКП) на основе существующей таблицы кадров. Чтобы подключить НТКП к виз. объекту вызовите из него UseExistingAngledTables(&lt;индекс *pnID&gt;)". <text:span text:style-name="T2">Использование НТКП визуальным объектом осуществляется с помощью других методов. См. </text:span><text:span text:style-name="T1">pAngledDraw-&gt;</text:span><text:span text:style-name="T23">UseExistingAngledTables</text:span><text:span text:style-name="T24">() </text:span><text:span text:style-name="T26">и его аналоги того же интерфейса.</text:span></text:p>
      <text:p text:style-name="Text_20_body"><text:span text:style-name="T26">параметр <text:s/></text:span><text:span text:style-name="T4">pidSrcFrameTable —</text:span><text:span text:style-name="T5"> индекс исходной таблицы кадров. Ее создание - см. </text:span><text:span text:style-name="T7">AddFrameTable().</text:span></text:p>
      <text:p text:style-name="Text_20_body"><text:span text:style-name="T5">параметр </text:span><text:span text:style-name="T4"><text:s/>fTurnAngle —</text:span><text:span text:style-name="T5"> угол поворота в градусах. Если равен 30, то в наборе будет 360</text:span><text:span text:style-name="T7">/</text:span><text:span text:style-name="T5">30 </text:span><text:span text:style-name="T7"><text:s/></text:span><text:span text:style-name="T5">= 12 таблиц кадров</text:span></text:p>
      <text:p text:style-name="Text_20_body"><text:span text:style-name="T5">параметр <text:s/></text:span><text:span text:style-name="T4">fNeededAngleOfFirstTable —</text:span><text:span text:style-name="T5"> угол для нулевой — старт-таблицы НТКП.</text:span></text:p>
      <text:p text:style-name="P10"/>
      <text:p text:style-name="Text_20_body"><text:span text:style-name="T26">выход <text:s/></text:span><text:span text:style-name="T4">pnID </text:span><text:span text:style-name="T5">- индекс созданного НТКП, используется для связывания с визуальным объектом</text:span></text:p>
      <text:h text:style-name="P41" text:outline-level="3"><text:soft-page-break/>HRESULT AddOrGetExistingFrameTable(</text:h>
      <text:h text:style-name="Heading_20_3" text:outline-level="3"><text:span text:style-name="T23"><text:tab/><text:tab/>[</text:span><text:span text:style-name="T27">in</text:span><text:span text:style-name="T4">,</text:span><text:span text:style-name="T27">out</text:span><text:span text:style-name="T4">] </text:span><text:span text:style-name="T27">int</text:span><text:span text:style-name="T4">* pnID,</text:span></text:h>
      <text:h text:style-name="Heading_20_3" text:outline-level="3"><text:span text:style-name="T4"><text:tab/><text:tab/>[</text:span><text:span text:style-name="T27">in</text:span><text:span text:style-name="T4">] UCHAR* strPathToFile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,</text:span></text:h>
      <text:h text:style-name="Heading_20_3" text:outline-level="3"><text:span text:style-name="T4"><text:tab/><text:tab/>[</text:span><text:span text:style-name="T27">in</text:span><text:span text:style-name="T4">] DWORD dwTranspColor);</text:span></text:h>
      <text:p text:style-name="P10">Если файл с таким именем (полным) уже использовался, то возвращает номер его таблицы кадров, иначе - аналог AddFrameTable().</text:p>
      <text:h text:style-name="P35" text:outline-level="1"><text:span text:style-name="T22">IInput</text:span><text:span text:style-name="T21"> интерфейс</text:span></text:h>
      <text:p text:style-name="P13">Интерфейс для работы со вводом пользователя — нажатиями клавиатуры, мыши.</text:p>
      <text:h text:style-name="P38" text:outline-level="2">Методы</text:h>
      <text:h text:style-name="Heading_20_3" text:outline-level="3"><text:span text:style-name="T23">HRESULT CheckKeyDown([</text:span><text:span text:style-name="T27">in</text:span><text:span text:style-name="T4">] </text:span><text:span text:style-name="T27">int</text:span><text:span text:style-name="T4"> vKey,[</text:span><text:span text:style-name="T27">in</text:span><text:span text:style-name="T4">,</text:span><text:span text:style-name="T27">out</text:span><text:span text:style-name="T4">] BOOL* bRes);</text:span></text:h>
      <text:p text:style-name="P10">Проверка нажатия заданной клавиши</text:p>
      <text:p text:style-name="P2"><text:span text:style-name="T6">параметр <text:s/></text:span><text:span text:style-name="T4">vKey —</text:span><text:span text:style-name="T6"> виртуальный код клавиши. Коды такие же, как и в </text:span><text:span text:style-name="T7">Win API: VK_SPACE, VK_UP, 'W' – </text:span><text:span text:style-name="T6">означает нажатие </text:span><text:span text:style-name="T7">W (</text:span><text:span text:style-name="T6">или </text:span><text:span text:style-name="T7">w) </text:span><text:span text:style-name="T6">и т.п.</text:span></text:p>
      <text:p text:style-name="P2"><text:span text:style-name="T6">выход <text:s/></text:span><text:span text:style-name="T4">bRes —</text:span><text:span text:style-name="T6"> </text:span><text:span text:style-name="T7">true – </text:span><text:span text:style-name="T6">клавиша нажата, </text:span><text:span text:style-name="T7">false – </text:span><text:span text:style-name="T6">нет</text:span></text:p>
      <text:h text:style-name="Heading_20_3" text:outline-level="3"><text:span text:style-name="T4">HRESULT CheckKeyUp([</text:span><text:span text:style-name="T27">in</text:span><text:span text:style-name="T4">] </text:span><text:span text:style-name="T27">int</text:span><text:span text:style-name="T4"> vKey,[</text:span><text:span text:style-name="T27">in</text:span><text:span text:style-name="T4">,</text:span><text:span text:style-name="T27">out</text:span><text:span text:style-name="T4">] BOOL* bRes);</text:span></text:h>
      <text:p text:style-name="P10">Проверка отжатия заданной клавиши</text:p>
      <text:p text:style-name="P2"><text:span text:style-name="T6">параметр <text:s/></text:span><text:span text:style-name="T4">vKey —</text:span><text:span text:style-name="T6"> виртуальный код клавиши. Коды такие же, как и в </text:span><text:span text:style-name="T7">Win API: VK_SPACE, VK_UP, 'W' – </text:span><text:span text:style-name="T6">означает нажатие </text:span><text:span text:style-name="T7">W (</text:span><text:span text:style-name="T6">или </text:span><text:span text:style-name="T7">w) </text:span><text:span text:style-name="T6">и т.п.</text:span></text:p>
      <text:p text:style-name="P2"><text:span text:style-name="T4">выход <text:s/>bRes — </text:span><text:span text:style-name="T7">true – </text:span><text:span text:style-name="T4">клавиша </text:span><text:span text:style-name="T6">отжата</text:span><text:span text:style-name="T4">, </text:span><text:span text:style-name="T7">false – </text:span><text:span text:style-name="T4">нет</text:span></text:p>
      <text:h text:style-name="P35" text:outline-level="1"><text:span text:style-name="T1">IAnim </text:span><text:span text:style-name="T2">интерфейс</text:span></text:h>
      <text:p text:style-name="P3">Интерфейс для работы с анимацией — выбора таблицы кадров — базы для анимации, создания, изменения текущего кадра, заморозки изображения и т.п.</text:p>
      <text:h text:style-name="Heading_20_2" text:outline-level="2"><text:soft-page-break/>Ограничения</text:h>
      <text:p text:style-name="Text_20_body">Анимаций у одного визуального объекта может быть не больше 64, индексация соответственно от 0 до 63.</text:p>
      <text:p text:style-name="P10">В движке предполагается, что у любого визуального объекта, выводимого на экран есть анимация с индесом 0 — она по умолчанию. Рекомендуется придерживаться этого правила. </text:p>
      <text:h text:style-name="Heading_20_2" text:outline-level="2">Перечисления</text:h>
      <text:h text:style-name="Heading_20_3" text:outline-level="3"><text:span text:style-name="T27">enum</text:span><text:span text:style-name="T4"> {PLAY_REPEAT, PLAY_ONCE};</text:span></text:h>
      <text:p text:style-name="P2"><text:span text:style-name="T6">Типы воспроизведения анимации. См. </text:span><text:span text:style-name="T7">SetAnimType().</text:span></text:p>
      <text:h text:style-name="Heading_20_2" text:outline-level="2">Методы</text:h>
      <text:h text:style-name="Heading_20_3" text:outline-level="3"><text:span text:style-name="T23">HRESULT UseExistingFrameTable([</text:span><text:span text:style-name="T27">in</text:span><text:span text:style-name="T4">] </text:span><text:span text:style-name="T27">int</text:span><text:span text:style-name="T4">* pnID);</text:span></text:h>
      <text:p text:style-name="Text_20_body"><text:span text:style-name="T5">Привязка</text:span><text:span text:style-name="T4"> существующ</text:span><text:span text:style-name="T5">ей</text:span><text:span text:style-name="T4"> таблиц</text:span><text:span text:style-name="T5">ы</text:span><text:span text:style-name="T4"> кадров </text:span><text:span text:style-name="T5">к</text:span><text:span text:style-name="T4"> </text:span><text:span text:style-name="T5">текущему</text:span><text:span text:style-name="T4"> </text:span><text:span text:style-name="T5">визуальному</text:span><text:span text:style-name="T4"> объект</text:span><text:span text:style-name="T5">у</text:span></text:p>
      <text:p text:style-name="P2"><text:span text:style-name="T6">параметр <text:s/></text:span><text:span text:style-name="T4">pnID —</text:span><text:span text:style-name="T6"> индекс таблицы кадров. См. </text:span><text:span text:style-name="T7">pScreen-&gt;AddFrameTable().</text:span></text:p>
      <text:h text:style-name="Heading_20_3" text:outline-level="3"><text:span text:style-name="T4">HRESULT SetFrameTime([</text:span><text:span text:style-name="T27">in</text:span><text:span text:style-name="T4">]</text:span><text:span text:style-name="T27">int</text:span><text:span text:style-name="T4"> nAnimInd, [</text:span><text:span text:style-name="T27">in</text:span><text:span text:style-name="T4">] </text:span><text:span text:style-name="T27">int</text:span><text:span text:style-name="T4"> msTime);</text:span></text:h>
      <text:p text:style-name="P2"><text:span text:style-name="T6">Установка времени, которое проходит между сменой кадров. Должно быть больше 1 </text:span><text:span text:style-name="T7">/ FPS. </text:span><text:span text:style-name="T6">По умолчанию = 30. (33 </text:span><text:span text:style-name="T7">FPS) </text:span><text:span text:style-name="T6">См. </text:span><text:span text:style-name="T7">pScreen-ResetDisplay(). </text:span></text:p>
      <text:p text:style-name="P2"><text:span text:style-name="T6">параметр <text:s/></text:span><text:span text:style-name="T4">nAnimInd —</text:span><text:span text:style-name="T6"> индекс анимации, для которой устанавливается время</text:span></text:p>
      <text:p text:style-name="P2"><text:span text:style-name="T6">параметр <text:s/></text:span><text:span text:style-name="T4">msTime —</text:span><text:span text:style-name="T6"> задает время между сменой кадров</text:span></text:p>
      <text:h text:style-name="Heading_20_3" text:outline-level="3">HRESULT CreateAnim(</text:h>
      <text:h text:style-name="Heading_20_3" text:outline-level="3"><text:span text:style-name="T23"><text:tab/><text:tab/>[</text:span><text:span text:style-name="T27">in</text:span><text:span text:style-name="T4">] </text:span><text:span text:style-name="T27">int</text:span><text:span text:style-name="T4"> nAnimInd, 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FramesAmount, 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*arrFrameInds);</text:span></text:h>
      <text:p text:style-name="P10">Создание анимации. Визуальный объект должен быть связан с таблицей кадров до вызова этого метода.</text:p>
      <text:p text:style-name="Text_20_body"><text:span text:style-name="T5">параметр <text:s/></text:span><text:span text:style-name="T4">nAnimInd —</text:span><text:span text:style-name="T5"> индекс новой анимации. См. ограничения.</text:span></text:p>
      <text:p text:style-name="Text_20_body"><text:span text:style-name="T5">параметр <text:s/></text:span><text:span text:style-name="T4">nFramesAmount —</text:span><text:span text:style-name="T5"> число кадров в анимации (размерность массива <text:s/></text:span><text:span text:style-name="T4">arrFrameInds</text:span><text:span text:style-name="T5">)</text:span></text:p>
      <text:p text:style-name="Text_20_body"><text:span text:style-name="T5">параметр <text:s/></text:span><text:span text:style-name="T4">arrFrameInds —</text:span><text:span text:style-name="T5"> массив индексов кадров из связанной таблицы кадров. Индексы считаются от 0 (левый верхний кадр из таблицы) до числа кадров в таблице слева-направо и сверху-вниз.</text:span></text:p>
      <text:h text:style-name="Heading_20_3" text:outline-level="3"><text:span text:style-name="T4">HRESULT SetAnimType([</text:span><text:span text:style-name="T27">in</text:span><text:span text:style-name="T4">] </text:span><text:span text:style-name="T27">int</text:span><text:span text:style-name="T4"> nAnimInd,[</text:span><text:span text:style-name="T27">in</text:span><text:span text:style-name="T4">] </text:span><text:span text:style-name="T27">int</text:span><text:span text:style-name="T4"> nPlayType);</text:span></text:h>
      <text:p text:style-name="P10">Установка типа анимации.</text:p>
      <text:p text:style-name="P2"><text:span text:style-name="T6">параметр <text:s/></text:span><text:span text:style-name="T4">nAnimInd </text:span><text:span text:style-name="T6">- индекс анимации, к которой применяется метод.</text:span></text:p>
      <text:p text:style-name="P2"><text:soft-page-break/><text:span text:style-name="T6">параметр <text:s/></text:span><text:span text:style-name="T4">nPlayType </text:span><text:span text:style-name="T6">= тип анимации. Может быть </text:span><text:span text:style-name="T29">PLAY_REPEAT</text:span><text:span text:style-name="T4"> </text:span><text:span text:style-name="T6">или </text:span><text:span text:style-name="T29">PLAY_ONCE</text:span><text:span text:style-name="T4">. <text:s/></text:span><text:span text:style-name="T29">PLAY_REPEAT —</text:span><text:span text:style-name="T30"> </text:span><text:span text:style-name="T32">по окончании проигрывания анимации анимация будет проигрываться с начала. <text:s/></text:span><text:span text:style-name="T31">PLAY_ONCE </text:span><text:span text:style-name="T32">- <text:s/>по окончании проигрывания анимации анимация замрет на последнем кадре, метод </text:span><text:span text:style-name="T31">SelectActiveFrame</text:span><text:span text:style-name="T32">() может изменить выводимый кадр в данной ситуации.</text:span></text:p>
      <text:h text:style-name="Heading_20_3" text:outline-level="3"><text:span text:style-name="T31">HRESULT SelectActiveAnim([</text:span><text:span text:style-name="T27">in</text:span><text:span text:style-name="T4">] </text:span><text:span text:style-name="T27">int</text:span><text:span text:style-name="T4"> nAnimInd);</text:span></text:h>
      <text:p text:style-name="P15">Выбор анимации для проигрывания</text:p>
      <text:p text:style-name="P14"><text:span text:style-name="T25">параметр <text:s/></text:span><text:span text:style-name="T4">nAnimInd —</text:span><text:span text:style-name="T6"> индекс анимации.</text:span></text:p>
      <text:h text:style-name="Heading_20_3" text:outline-level="3"><text:span text:style-name="T4">HRESULT SelectActiveFrame([</text:span><text:span text:style-name="T27">in</text:span><text:span text:style-name="T4">] </text:span><text:span text:style-name="T27">int</text:span><text:span text:style-name="T4"> nFrameInd);</text:span></text:h>
      <text:p text:style-name="P10">Выбор кадра, который будет выведен на экран — текущего кадра</text:p>
      <text:p text:style-name="P2"><text:span text:style-name="T6">параметр <text:s/></text:span><text:span text:style-name="T4">nFrameInd —</text:span><text:span text:style-name="T6"> индекс кадра</text:span></text:p>
      <text:h text:style-name="Heading_20_3" text:outline-level="3"><text:span text:style-name="T4">HRESULT FreezeFrame([</text:span><text:span text:style-name="T27">in</text:span><text:span text:style-name="T4">] BOOL bFreeze);</text:span></text:h>
      <text:p text:style-name="P10">Замораживание текущего кадра.</text:p>
      <text:p text:style-name="P2"><text:span text:style-name="T6">параметр <text:s/></text:span><text:span text:style-name="T4">bFreeze —</text:span><text:span text:style-name="T6"> </text:span><text:span text:style-name="T7">true – </text:span><text:span text:style-name="T6">заморозить, </text:span><text:span text:style-name="T7">false – </text:span><text:span text:style-name="T6">разморозить</text:span></text:p>
      <text:h text:style-name="Heading_20_3" text:outline-level="3"><text:span text:style-name="T4">HRESULT GetCurAnimInd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CurAnimInd);</text:span></text:h>
      <text:p text:style-name="P10">Возврат индекса текущего кадра</text:p>
      <text:p text:style-name="P2"><text:span text:style-name="T6">выход <text:s/></text:span><text:span text:style-name="T4">pnCurAnimInd —</text:span><text:span text:style-name="T6"> индекс текущего кадра</text:span></text:p>
      <text:h text:style-name="Heading_20_3" text:outline-level="3"><text:span text:style-name="T4">HRESULT CheckEndAnim([</text:span><text:span text:style-name="T27">in</text:span><text:span text:style-name="T4">,</text:span><text:span text:style-name="T27">out</text:span><text:span text:style-name="T4">] BOOL *pbEndAnim);</text:span></text:h>
      <text:p text:style-name="P2"><text:span text:style-name="T6">Проверка, не закончилась ли анимация. Только для </text:span><text:span text:style-name="T7">PLAY_ONCE </text:span><text:span text:style-name="T6">анимаций. См. </text:span><text:span text:style-name="T7">SetAnimType(). </text:span><text:span text:style-name="T6">За счет </text:span><text:span text:style-name="T7">SelectActiveFrame() </text:span><text:span text:style-name="T6">можно выбрать другой кадр и анимация не будет считаться завершенной.</text:span></text:p>
      <text:p text:style-name="P2"><text:span text:style-name="T6">выход <text:s/></text:span><text:span text:style-name="T4">pbEndAnim —</text:span><text:span text:style-name="T6"> флаг окончания анимации</text:span></text:p>
      <text:h text:style-name="Heading_20_3" text:outline-level="3"><text:span text:style-name="T4">HRESULT CheckHalfAnimPlayed([</text:span><text:span text:style-name="T27">in</text:span><text:span text:style-name="T4">,</text:span><text:span text:style-name="T27">out</text:span><text:span text:style-name="T4">] BOOL *pbHalfAnim);</text:span></text:h>
      <text:p text:style-name="P10">Проверка, проиграна ли половина анимации. Не зависит от типа анимации. </text:p>
      <text:p text:style-name="P2"><text:span text:style-name="T6">выход <text:s/></text:span><text:span text:style-name="T4">pbHalfAnim —</text:span><text:span text:style-name="T6"> флаг, означающий, проиграна ли половина анимации.</text:span></text:p>
      <text:h text:style-name="Heading_20_3" text:outline-level="3"><text:span text:style-name="T4">HRESULT GetFrameAmountInTable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Frames);</text:span></text:h>
      <text:p text:style-name="P10">Возврат числа кадров в связанной с данным виз. объектом таблице кадров.</text:p>
      <text:p text:style-name="P2"><text:span text:style-name="T6">выход <text:s/></text:span><text:span text:style-name="T4">pnFrames —</text:span><text:span text:style-name="T6"> число кадров</text:span></text:p>
      <text:h text:style-name="Heading_20_3" text:outline-level="3"><text:span text:style-name="T33">HRESULT UseExistingFrameTableAsSimpleAnim([</text:span><text:span text:style-name="T28">in</text:span><text:span text:style-name="T33">] </text:span><text:span text:style-name="T28">int</text:span><text:span text:style-name="T33">* pnID);</text:span></text:h>
      <text:p text:style-name="P2">Аналог <text:span text:style-name="T1">UseExistingFrameTable(), </text:span>но дополнительно создает анимацию по умолчанию. В данном случае анимация — простая.</text:p>
      <text:p text:style-name="P2"><text:span text:style-name="T6">параметр <text:s/></text:span><text:span text:style-name="T4">pnID —</text:span><text:span text:style-name="T6"> индекс таблицы кадров. См. </text:span><text:span text:style-name="T7">pScreen-&gt;AddFrameTable().</text:span></text:p>
      <text:p text:style-name="P11"><text:soft-page-break/>Похожие методы</text:p>
      <text:p text:style-name="P11">IAnim::UseExistingFrameTable(), CreateSimpleAnim()</text:p>
      <text:h text:style-name="Heading_20_3" text:outline-level="3">HRESULT CreateSimpleAnim();</text:h>
      <text:p text:style-name="P2">Создание анимации по умолчанию - простой анимации в данном случае. Объект должен быть связан с таблицей кадров до вызова этого метода. См. <text:span text:style-name="T1">UseExistingFrameTable() </text:span>интерфейса <text:span text:style-name="T1">IAnim. </text:span></text:p>
      <text:p text:style-name="P10">Похожие методы</text:p>
      <text:p text:style-name="P11">IAnim::CreateLinearAnim().</text:p>
      <text:h text:style-name="Heading_20_3" text:outline-level="3"><text:span text:style-name="T23">HRESULT CreateLinearAnim([</text:span><text:span text:style-name="T27">in</text:span><text:span text:style-name="T4">] </text:span><text:span text:style-name="T27">int</text:span><text:span text:style-name="T4"> nAnimInd,[</text:span><text:span text:style-name="T27">in</text:span><text:span text:style-name="T4">] </text:span><text:span text:style-name="T27">int</text:span><text:span text:style-name="T4"> nStartFrame,[</text:span><text:span text:style-name="T27">in</text:span><text:span text:style-name="T4">] </text:span><text:span text:style-name="T27">int</text:span><text:span text:style-name="T4"> nEndFrame);</text:span></text:h>
      <text:p text:style-name="P2"><text:span text:style-name="T7">Создание <text:s/>л</text:span><text:span text:style-name="T6">инейной</text:span><text:span text:style-name="T7"> анимации </text:span><text:span text:style-name="T6">под номером </text:span><text:span text:style-name="T7">nAnimInd. Объект должен быть связан с таблицей кадров до вызова этого метода. См. UseExistingFrameTable() интерфейса IAnim.</text:span></text:p>
      <text:p text:style-name="P2"><text:span text:style-name="T6">параметр <text:s/></text:span><text:span text:style-name="T4">nAnimInd —</text:span><text:span text:style-name="T6"> индекс, под которым будет сохранена новая анимация</text:span></text:p>
      <text:p text:style-name="P2"><text:span text:style-name="T6">параметр <text:s/></text:span><text:span text:style-name="T4">nStartFrame –</text:span><text:span text:style-name="T7"> </text:span><text:span text:style-name="T6">стартовый кадр анимации, <text:s/>должен быть меньше</text:span><text:span text:style-name="T7"> </text:span><text:span text:style-name="T4">nEndFrame</text:span></text:p>
      <text:p text:style-name="P2"><text:span text:style-name="T6">параметр <text:s/></text:span><text:span text:style-name="T4">nEndFrame —</text:span><text:span text:style-name="T6"> конечный кадр анимации, должен быть больше <text:s/></text:span><text:span text:style-name="T4">nStartFrame</text:span></text:p>
      <text:p text:style-name="P10">Похожие методы</text:p>
      <text:p text:style-name="P11">IAnim::CreateSimpleAnim()</text:p>
      <text:h text:style-name="P41" text:outline-level="3">HRESULT LoadSimpleAnim(</text:h>
      <text:h text:style-name="Heading_20_3" text:outline-level="3"><text:span text:style-name="T23"><text:tab/><text:tab/>[</text:span><text:span text:style-name="T27">in</text:span><text:span text:style-name="T4">] UCHAR* strPathToFile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,</text:span></text:h>
      <text:h text:style-name="Heading_20_3" text:outline-level="3"><text:span text:style-name="T4"><text:tab/><text:tab/>[</text:span><text:span text:style-name="T27">in</text:span><text:span text:style-name="T4">] DWORD dwTranspColor);</text:span></text:h>
      <text:p text:style-name="P2"><text:span text:style-name="T6">Загрузка таблицы кадров, привязка ее к объекту и создание в качестве анимации по умолчанию простой анимации. Параметры - см. </text:span><text:span text:style-name="T7">AddFrameTable() </text:span><text:span text:style-name="T6">интерфейса </text:span><text:span text:style-name="T7">IScreen. </text:span></text:p>
      <text:p text:style-name="P10">Похожие методы</text:p>
      <text:p text:style-name="P11">IScreen:: AddFrameTable()</text:p>
      <text:p text:style-name="P11">IAnim::UseExistingFrameTable(), CreateSimpleAnim()</text:p>
      <text:h text:style-name="P41" text:outline-level="3"><text:soft-page-break/>HRESULT LoadFrameTable(</text:h>
      <text:h text:style-name="Heading_20_3" text:outline-level="3"><text:span text:style-name="T23"><text:tab/><text:tab/>[</text:span><text:span text:style-name="T27">in</text:span><text:span text:style-name="T4">] UCHAR* strPathToFile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,</text:span></text:h>
      <text:h text:style-name="Heading_20_3" text:outline-level="3"><text:span text:style-name="T4"><text:tab/><text:tab/>[</text:span><text:span text:style-name="T27">in</text:span><text:span text:style-name="T4">] DWORD dwTranspColor);</text:span></text:h>
      <text:p text:style-name="P2"><text:span text:style-name="T6">Загрузка таблицы кадров и ее привязка к объекту. Параметры — см. </text:span><text:span text:style-name="T7">AddFrameTable() </text:span><text:span text:style-name="T6">интерфейса </text:span><text:span text:style-name="T7">IScreen.</text:span></text:p>
      <text:p text:style-name="P10">Похожие методы</text:p>
      <text:p text:style-name="P11">IScreen:: AddFrameTable()</text:p>
      <text:p text:style-name="P11">IAnim::UseExistingFrameTable()</text:p>
      <text:h text:style-name="P41" text:outline-level="3">HRESULT LoadOrUseExistingSimpleAnim(</text:h>
      <text:h text:style-name="Heading_20_3" text:outline-level="3"><text:span text:style-name="T23"><text:tab/><text:tab/>[</text:span><text:span text:style-name="T27">in</text:span><text:span text:style-name="T4">] UCHAR* strPathToFile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,</text:span></text:h>
      <text:h text:style-name="Heading_20_3" text:outline-level="3"><text:span text:style-name="T4"><text:tab/><text:tab/>[</text:span><text:span text:style-name="T27">in</text:span><text:span text:style-name="T4">] DWORD dwTranspColor);</text:span></text:h>
      <text:p text:style-name="Text_20_body"><text:span text:style-name="T5">Загружает или использует загруженную ранее простую анимацию (сравнивает имена файлов). Внимание: если файл </text:span><text:span text:style-name="T4">strPathToFile <text:s/></text:span><text:span text:style-name="T5">уже был загружен одним из вызовов </text:span><text:span text:style-name="T7">AddFrameTable(), LoadFrameTable() </text:span><text:span text:style-name="T5">или других методов, то все остальные параметры метода будут проигнорированы и использованы значения из предыдущей загрузки <text:s/></text:span><text:span text:style-name="T4">strPathToFile. </text:span><text:span text:style-name="T5">Если вас это не устраивает, используйте </text:span><text:span text:style-name="T7">LoadSimpleAnim().</text:span><text:span text:style-name="T5"> </text:span></text:p>
      <text:p text:style-name="Text_20_body"><text:span text:style-name="T5">Параметры — см. </text:span><text:span text:style-name="T7">AddFrameTable().</text:span></text:p>
      <text:p text:style-name="P10">Похожие методы</text:p>
      <text:p text:style-name="P11">LoadOrUseExistingFrameTable()</text:p>
      <text:h text:style-name="P41" text:outline-level="3"><text:soft-page-break/>HRESULT LoadOrUseExistingFrameTable(</text:h>
      <text:h text:style-name="Heading_20_3" text:outline-level="3"><text:span text:style-name="T23"><text:tab/><text:tab/>[</text:span><text:span text:style-name="T27">in</text:span><text:span text:style-name="T4">] UCHAR* strPathToFile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W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NeededFrameH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Columns,</text:span></text:h>
      <text:h text:style-name="Heading_20_3" text:outline-level="3"><text:span text:style-name="T4"><text:tab/><text:tab/>[</text:span><text:span text:style-name="T27">in</text:span><text:span text:style-name="T4">] </text:span><text:span text:style-name="T27">int</text:span><text:span text:style-name="T4"> nRows,</text:span></text:h>
      <text:h text:style-name="Heading_20_3" text:outline-level="3"><text:span text:style-name="T4"><text:tab/><text:tab/>[</text:span><text:span text:style-name="T27">in</text:span><text:span text:style-name="T4">] BOOL bTransparent,</text:span></text:h>
      <text:h text:style-name="Heading_20_3" text:outline-level="3"><text:span text:style-name="T4"><text:tab/><text:tab/>[</text:span><text:span text:style-name="T27">in</text:span><text:span text:style-name="T4">] DWORD dwTranspColor);</text:span></text:h>
      <text:p text:style-name="Text_20_body"><text:span text:style-name="T5">Загружает или использует загруженную ранее таблицу кадров (сравнивает имена файлов) и связывает ее с объектом. Внимание: если файл </text:span><text:span text:style-name="T4">strPathToFile <text:s/></text:span><text:span text:style-name="T5">уже был загружен одним из вызовов </text:span><text:span text:style-name="T7">AddFrameTable(), LoadFrameTable() </text:span><text:span text:style-name="T5">или других методов, то все остальные параметры метода будут проигнорированы и использованы значения из предыдущей загрузки <text:s/></text:span><text:span text:style-name="T4">strPathToFile. </text:span><text:span text:style-name="T5">Если вас это не устраивает, используйте </text:span><text:span text:style-name="T7">LoadFrameTable().</text:span><text:span text:style-name="T5"> </text:span></text:p>
      <text:p text:style-name="Text_20_body"><text:span text:style-name="T5">Параметры — см. </text:span><text:span text:style-name="T7">AddFrameTable().</text:span></text:p>
      <text:p text:style-name="P10">Похожие методы</text:p>
      <text:p text:style-name="P11">LoadOrUseExistingSimpleAnim()</text:p>
      <text:h text:style-name="P35" text:outline-level="1"><text:span text:style-name="T1">IDraw </text:span><text:span text:style-name="T2">интерфейс</text:span></text:h>
      <text:p text:style-name="P3">Интерфейс для работы с экраном — добавления<text:span text:style-name="T1">/</text:span>удаление объекта в список отображения, рисование граф. примитивов, получение пикселя подготовленного кадра и т.п.</text:p>
      <text:h text:style-name="Heading_20_2" text:outline-level="2">Ограничения</text:h>
      <text:p text:style-name="Text_20_body">При работе <text:span text:style-name="T2">движок выводит всю графику в формате 32 бит </text:span><text:span text:style-name="T1">ARGB</text:span><text:span text:style-name="T2">, т.е. цвет представляет собой шестнадцатиричное </text:span><text:span text:style-name="T1">0xAARRGGBB, </text:span><text:span text:style-name="T2">где:</text:span></text:p>
      <text:p text:style-name="Text_20_body"><text:span text:style-name="T1">RR – </text:span><text:span text:style-name="T2">оттенок красного, от 00 до </text:span><text:span text:style-name="T1">FF</text:span></text:p>
      <text:p text:style-name="P16">GG – <text:span text:style-name="T2">зеленого аналогично,</text:span></text:p>
      <text:p text:style-name="P16">BB – <text:span text:style-name="T2">синего,</text:span></text:p>
      <text:p text:style-name="Text_20_body"><text:span text:style-name="T1">AA </text:span><text:span text:style-name="T2">на данный момент не используется и равен 00.</text:span></text:p>
      <text:p text:style-name="P2">Таким образом, если вы работаете с методами, использующими цвета (получение, установка — напр. прозрачности) используйте эти правила. Напр. вызов метода для загрузки анимации с прозрачным цветом зеленым макс. оттенка может выглядеть:</text:p>
      <text:p text:style-name="Standard"><text:span text:style-name="T1">IAnim::</text:span>LoadSimpleAnim(</text:p>
      <text:p text:style-name="Standard"><text:span text:style-name="T4"><text:tab/></text:span><text:span text:style-name="T7">(UCHAR*)”C:\mygame\res\hero.png”</text:span><text:span text:style-name="T4">,</text:span></text:p>
      <text:p text:style-name="Standard"><text:soft-page-break/><text:span text:style-name="T4"><text:tab/></text:span><text:span text:style-name="T7">0</text:span><text:span text:style-name="T4">, </text:span><text:span text:style-name="T7">0</text:span><text:span text:style-name="T4">, </text:span><text:span text:style-name="T7">0,</text:span><text:span text:style-name="T4"> </text:span><text:span text:style-name="T7">1,</text:span><text:span text:style-name="T4"> </text:span></text:p>
      <text:p text:style-name="Standard"><text:span text:style-name="T4"><text:tab/></text:span><text:span text:style-name="T7">TRUE, 0x00FF00</text:span><text:span text:style-name="T4">); </text:span><text:span text:style-name="T7">//</text:span><text:span text:style-name="T5">цвет исходного изображения, считающийся прозрачным</text:span></text:p>
      <text:p text:style-name="Standard"><text:span text:style-name="T5"><text:tab/>На заметку: вы можете использовать встроенный метод </text:span><text:span text:style-name="T4">DWORD rgb32bit(</text:span><text:span text:style-name="T27">char</text:span><text:span text:style-name="T4"> a, </text:span><text:span text:style-name="T27">char</text:span><text:span text:style-name="T4"> r,</text:span><text:span text:style-name="T27">char</text:span><text:span text:style-name="T4"> g, </text:span><text:span text:style-name="T27">char</text:span><text:span text:style-name="T4"> b) </text:span><text:span text:style-name="T5">для формирования цвета и логические операторы </text:span><text:span text:style-name="T7">|</text:span><text:span text:style-name="T5"> и </text:span><text:span text:style-name="T7">&amp; </text:span><text:span text:style-name="T5">для работы с цветом. (чит. в интернете)</text:span></text:p>
      <text:h text:style-name="Heading_20_2" text:outline-level="2">Методы</text:h>
      <text:h text:style-name="P43" text:outline-level="3">HRESULT Show();</text:h>
      <text:p text:style-name="P2"><text:span text:style-name="T6">Добавление</text:span><text:span text:style-name="T7"> </text:span><text:span text:style-name="T6">объекта в список вывода на экран. Чем позже добавлен объект, тем «ближе» он к нам. Т.е., если добавить 2 объекта, перекрывающих друг друга, мы увидим полностью тот объект, который добавлен последним. Обратите внимание на то, что, с помощью этого метода нельзя задать глубину вывода объекта.</text:span></text:p>
      <text:h text:style-name="Heading_20_3" text:outline-level="3"><text:span text:style-name="T4">HRESULT </text:span><text:span text:style-name="T7">Hide</text:span><text:span text:style-name="T4">();</text:span></text:h>
      <text:p text:style-name="P2"><text:span text:style-name="T6">Скрытие объекта. Противоположно </text:span><text:span text:style-name="T7">Show().</text:span></text:p>
      <text:h text:style-name="Heading_20_3" text:outline-level="3"><text:span text:style-name="T33">HRESULT ShowOn([</text:span><text:span text:style-name="T28">in</text:span><text:span text:style-name="T33">] </text:span><text:span text:style-name="T28">int</text:span><text:span text:style-name="T33"> depth);</text:span></text:h>
      <text:p text:style-name="P2">Добавление объекта в список вывода на экран с глубиной <text:span text:style-name="T1">depth. </text:span></text:p>
      <text:p text:style-name="P2">параметр <text:span text:style-name="T1">depth – </text:span>глубина вывода. 0 <text:span text:style-name="T1">&lt;= depth, </text:span>чем больше, тем ближе объект к нам.</text:p>
      <text:h text:style-name="Heading_20_3" text:outline-level="3"><text:span text:style-name="T23">HRESULT CheckVisible([</text:span><text:span text:style-name="T27">in</text:span><text:span text:style-name="T4">,</text:span><text:span text:style-name="T27">out</text:span><text:span text:style-name="T4">]BOOL* pRes);</text:span></text:h>
      <text:p text:style-name="P10">Проверка видимости данного объекта.</text:p>
      <text:p text:style-name="P2"><text:span text:style-name="T6">выход <text:s/></text:span><text:span text:style-name="T4">pRes —</text:span><text:span text:style-name="T6"> флаг видимости</text:span></text:p>
      <text:h text:style-name="Heading_20_3" text:outline-level="3"><text:span text:style-name="T33">HRESULT GetTranspColor([</text:span><text:span text:style-name="T28">in</text:span><text:span text:style-name="T33">,</text:span><text:span text:style-name="T28">out</text:span><text:span text:style-name="T33">]DWORD *pdwColor);</text:span></text:h>
      <text:p text:style-name="P26"><text:span text:style-name="T33"><text:tab/></text:span>Получение цвета, считающегося прозрачным для вызывающего объекта. Об установке цвета прозрачности — см. напр. <text:span text:style-name="T1">IScreen::AddFrameTable().</text:span></text:p>
      <text:p text:style-name="P26"><text:tab/>выход <text:s/><text:span text:style-name="T33">pdwColor —</text:span> «прозрачный» цвет</text:p>
      <text:h text:style-name="Heading_20_3" text:outline-level="3"><text:span text:style-name="T33">HRESULT GetPixel([</text:span><text:span text:style-name="T28">in</text:span><text:span text:style-name="T33">] POINTF* pptWhere,[</text:span><text:span text:style-name="T28">in</text:span><text:span text:style-name="T33">,</text:span><text:span text:style-name="T28">out</text:span><text:span text:style-name="T33">]DWORD *pdwPixColor);</text:span></text:h>
      <text:p text:style-name="P2">Получение пикселя. Вызову обязательно должен предшествовать <text:span text:style-name="T1">Lock(), </text:span>а по окончании работы — <text:span text:style-name="T1">Unlock().</text:span></text:p>
      <text:p text:style-name="P2">параметр <text:s/><text:span text:style-name="T33">pptWhere —</text:span> координаты пикселя от (0,0) до <text:span text:style-name="T1">(IParams::GetWidth()-1, IParams::GetHeight()-1).</text:span></text:p>
      <text:p text:style-name="P2">выход <text:s/><text:span text:style-name="T33">pdwPixColor —</text:span> пиксель в формате <text:span text:style-name="T1">ARGB. </text:span>(см. ограничения выше)</text:p>
      <text:h text:style-name="Heading_20_3" text:outline-level="3">HRESULT Lock();</text:h>
      <text:p text:style-name="P2">Блокирование поверхности вызывающего объекта. Работает в паре с <text:span text:style-name="T1">Unclock(). </text:span>Требуют некоторые другие методы для корректной работы. (см. <text:span text:style-name="T1">GetPixel()) </text:span>Операция долгая и, если можно обойтись без нее — лучше обойдитесь. Если же очень нужно, то за 1 кадр для 1 объекта рекоммендую вызывать не более одного раза. И по окончании вызывать <text:span text:style-name="T1">Unlock(). </text:span><text:soft-page-break/>Важно вызвать <text:span text:style-name="T1">Unlock() </text:span>до обновления экрана (вызова <text:span text:style-name="T1">IScreen::UpdateScreen()), </text:span>иначе программа вероятнее всего зависнет. Те, кто читал литературу по <text:span text:style-name="T1">DirectX </text:span>поймут, почему это так важно.</text:p>
      <text:h text:style-name="Heading_20_3" text:outline-level="3">HRESULT Unlock();</text:h>
      <text:p text:style-name="Text_20_body">Освобождение поверхности вызывающего объекта. Работает в паре с <text:span text:style-name="T1">Lock(). </text:span>Подробнее — чит. <text:span text:style-name="T1">Lock().</text:span></text:p>
      <text:h text:style-name="P35" text:outline-level="1">IAngledDraw <text:span text:style-name="T2">интерфейс</text:span></text:h>
      <text:p text:style-name="P17"><text:span text:style-name="T2">Интерфейс, дополняющий </text:span><text:span text:style-name="T1">IDraw (!) </text:span><text:span text:style-name="T2">функциональностью для работы с поворачиваемыми изображениями.</text:span></text:p>
      <text:h text:style-name="P40" text:outline-level="2">Методы</text:h>
      <text:h text:style-name="Heading_20_2" text:outline-level="2"><text:span text:style-name="T23">HRESULT UseExistingAngledTables([</text:span><text:span text:style-name="T27">in</text:span><text:span text:style-name="T4">] </text:span><text:span text:style-name="T27">int</text:span><text:span text:style-name="T4">* pnAngledTablesPack);</text:span></text:h>
      <text:p text:style-name="Text_20_body"><text:span text:style-name="T4">Связыва</text:span><text:span text:style-name="T5">ние</text:span><text:span text:style-name="T4"> существующ</text:span><text:span text:style-name="T5">его</text:span><text:span text:style-name="T4"> набор</text:span><text:span text:style-name="T5">а</text:span><text:span text:style-name="T4"> таблиц кадров </text:span><text:span text:style-name="T5">поворота (НТКП) </text:span><text:span text:style-name="T4">с </text:span><text:span text:style-name="T5">вызывающим объектом.</text:span></text:p>
      <text:p text:style-name="Text_20_body"><text:span text:style-name="T5">параметр <text:s/></text:span><text:span text:style-name="T4">pnAngledTablesPack —</text:span><text:span text:style-name="T5"> номер таблиц кадров поворота, может быть получен работой </text:span><text:span text:style-name="T7">IScreen::AddAngledFrameTables()</text:span></text:p>
      <text:h text:style-name="Heading_20_3" text:outline-level="3"><text:span text:style-name="T4">HRESULT UseExistingAngledTablesAndSimpleAnim([</text:span><text:span text:style-name="T27">in</text:span><text:span text:style-name="T4">] </text:span><text:span text:style-name="T27">int</text:span><text:span text:style-name="T4">* pnAngledTablesPack, [</text:span><text:span text:style-name="T27">in</text:span><text:span text:style-name="T4">] </text:span><text:span text:style-name="T27">int</text:span><text:span text:style-name="T4"> nNumStartTable);</text:span></text:h>
      <text:p text:style-name="Text_20_body"><text:span text:style-name="T4">Связыва</text:span><text:span text:style-name="T5">ние</text:span><text:span text:style-name="T4"> существующ</text:span><text:span text:style-name="T5">его</text:span><text:span text:style-name="T4"> набор</text:span><text:span text:style-name="T5">а</text:span><text:span text:style-name="T4"> таблиц кадров </text:span><text:span text:style-name="T5">поворота (НТКП) </text:span><text:span text:style-name="T4">с </text:span><text:span text:style-name="T5">вызывающим объектом и создание простой анимации (</text:span><text:span text:style-name="T7">Simple Anim).</text:span></text:p>
      <text:p text:style-name="Text_20_body"><text:span text:style-name="T5">параметр <text:s/></text:span><text:span text:style-name="T4">pnAngledTablesPack —</text:span><text:span text:style-name="T5"> номер таблиц кадров поворота, может быть получен работой </text:span><text:span text:style-name="T7">IScreen::AddAngledFrameTables()</text:span></text:p>
      <text:p text:style-name="P2"><text:span text:style-name="T6">параметр <text:s/></text:span><text:span text:style-name="T4">nNumStartTable —</text:span><text:span text:style-name="T6"> номер таблицы НТКП, которая будет считаться стартовой. Каждая таблица соответствует некоторому углу поворота, поэтому номер задает стартовый поворот</text:span></text:p>
      <text:h text:style-name="Heading_20_3" text:outline-level="3"><text:span text:style-name="T4">HRESULT GetNumTables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* pnNumTables);</text:span></text:h>
      <text:p text:style-name="P2"><text:span text:style-name="T6">Получение числа таблиц НТКП вызывающего объекта. Т.к. само НТКП получается за счет работы </text:span><text:span text:style-name="T7">IScreen::AddAngledTables(), </text:span><text:span text:style-name="T6">то за подробностями см. этот метод.</text:span></text:p>
      <text:p text:style-name="P2"><text:span text:style-name="T6">выход <text:s/></text:span><text:span text:style-name="T4">pnNumTables —</text:span><text:span text:style-name="T6"> число таблиц</text:span></text:p>
      <text:h text:style-name="Heading_20_3" text:outline-level="3"><text:span text:style-name="T4">HRESULT SelectTable([</text:span><text:span text:style-name="T27">in</text:span><text:span text:style-name="T4">] </text:span><text:span text:style-name="T27">int</text:span><text:span text:style-name="T4"> nNo);</text:span></text:h>
      <text:p text:style-name="P10">Выбор текущей таблицы из НТКП по номеру таблицы. Иными словами, индекс определяет угол, под которым будет выведен на экран вызывающий объект.</text:p>
      <text:p text:style-name="P2"><text:span text:style-name="T6">параметр <text:s/></text:span><text:span text:style-name="T4">nNo —</text:span><text:span text:style-name="T6"> номер таблицы, в интервале </text:span><text:span text:style-name="T7">[0;</text:span><text:span text:style-name="T6">число таблиц всего-1</text:span><text:span text:style-name="T7">]</text:span><text:span text:style-name="T6">. См. <text:s/></text:span><text:span text:style-name="T4">GetNumTables</text:span><text:span text:style-name="T6">()</text:span></text:p>
      <text:h text:style-name="Heading_20_3" text:outline-level="3"><text:span text:style-name="T4">HRESULT SelectTableByAngle([</text:span><text:span text:style-name="T27">in</text:span><text:span text:style-name="T4">] </text:span><text:span text:style-name="T27">float</text:span><text:span text:style-name="T4"> fAngle);</text:span></text:h>
      <text:p text:style-name="P10">Выбор текущей таблицы из НТКП на основе угла. Иными словами, вы вводите угол, движок выводит кадры под этим углом. Если же таковых нет — движок берет ближайшее соответствие. </text:p>
      <text:p text:style-name="P10"><text:soft-page-break/>Если, скажем, у нас 4 таблицы в НТКП — 0,90,180,270 градусов. То при вызове <text:s/><text:span text:style-name="T33">SelectTableByAngle</text:span>(160) будет использована таблица 180 градусов. Если, <text:s/><text:span text:style-name="T33">SelectTableByAngle</text:span>(360) - <text:s/>таблица 0 градусов и т.д.</text:p>
      <text:p text:style-name="P2"><text:span text:style-name="T6">параметр <text:s/></text:span><text:span text:style-name="T4">fAngle</text:span><text:span text:style-name="T4"> —</text:span><text:span text:style-name="T6"> угол поворота (в углах, не в радианах), лежит в (-</text:span><text:span text:style-name="T7">inf;+inf). </text:span><text:span text:style-name="T6">В данной версии ограничен значениями </text:span><text:span text:style-name="T7">float.</text:span></text:p>
      <text:h text:style-name="Heading_20_3" text:outline-level="3"><text:span text:style-name="T33">HRESULT SelectTableByVector([</text:span><text:span text:style-name="T28">in</text:span><text:span text:style-name="T33">] POINTF *pvec);</text:span></text:h>
      <text:p text:style-name="P10">Выбор текущей таблицы из НТКП на основе вектора. Иными словами, вы вводите угол, а движок пытается вывести этот объект так, чтобы он был сонаправлен с вектором. Как и в <text:s/><text:span text:style-name="T33">SelectTableByAngle</text:span>() берется ближайшее соответствие.</text:p>
      <text:p text:style-name="P2"><text:span text:style-name="T4">параметр <text:s/>pvec — </text:span><text:span text:style-name="T4">в</text:span><text:span text:style-name="T6">ектор на плоскости</text:span></text:p>
      <text:h text:style-name="P35" text:outline-level="1"><text:span text:style-name="T22">I</text:span><text:span text:style-name="T22">P</text:span><text:span text:style-name="T22">arams</text:span><text:span text:style-name="T3"> </text:span><text:span text:style-name="T21">интерфейс</text:span></text:h>
      <text:p text:style-name="P13">Интерфейс параметров. Предоставляет доступ к позиции и размерам вызывающего объекта.</text:p>
      <text:h text:style-name="P39" text:outline-level="2">Методы</text:h>
      <text:h text:style-name="Heading_20_3" text:outline-level="3"><text:span text:style-name="T4">HRESULT SetPos([</text:span><text:span text:style-name="T27">in</text:span><text:span text:style-name="T4">] POINTF *pptPos);</text:span></text:h>
      <text:p text:style-name="P10">Установка позиции.</text:p>
      <text:p text:style-name="P2"><text:span text:style-name="T6">параметр <text:s/></text:span><text:span text:style-name="T4">pptPos —</text:span><text:span text:style-name="T6"> левая верхняя точка — координата для вызывающего объекта</text:span></text:p>
      <text:h text:style-name="Heading_20_3" text:outline-level="3"><text:span text:style-name="T4">HRESULT Move([</text:span><text:span text:style-name="T27">in</text:span><text:span text:style-name="T4">]POINTF *pvecShift);</text:span></text:h>
      <text:p text:style-name="P10">Перемещение</text:p>
      <text:p text:style-name="P2"><text:span text:style-name="T6">параметр <text:s/></text:span><text:span text:style-name="T4">pvecShift —</text:span><text:span text:style-name="T6"> вектор перемещения</text:span></text:p>
      <text:h text:style-name="Heading_20_3" text:outline-level="3"><text:span text:style-name="T4">HRESULT GetSmallestRad([</text:span><text:span text:style-name="T27">in</text:span><text:span text:style-name="T4">,</text:span><text:span text:style-name="T27">out</text:span><text:span text:style-name="T4">] </text:span><text:span text:style-name="T27">float</text:span><text:span text:style-name="T4"> *pfRad);</text:span></text:h>
      <text:p text:style-name="P10">Получение радиуса вписанной в прямоугольник, ограничивающий вызывающий объект, окружности.</text:p>
      <text:p text:style-name="P2"><text:span text:style-name="T6">выход <text:s/></text:span><text:span text:style-name="T4">pfRad —</text:span><text:span text:style-name="T6"> радиус</text:span></text:p>
      <text:h text:style-name="Heading_20_3" text:outline-level="3"><text:span text:style-name="T4">HRESULT GetBiggestRad([</text:span><text:span text:style-name="T27">in</text:span><text:span text:style-name="T4">,</text:span><text:span text:style-name="T27">out</text:span><text:span text:style-name="T4">] </text:span><text:span text:style-name="T27">float</text:span><text:span text:style-name="T4"> *pfRad);</text:span></text:h>
      <text:p text:style-name="P10">Получение радиуса описанной вокруг прямоугольника, ограничивающего вызывающий объект, окружности.</text:p>
      <text:p text:style-name="P12">выход <text:s/>pfRad — радиус</text:p>
      <text:h text:style-name="Heading_20_3" text:outline-level="3"><text:span text:style-name="T4">HRESULT GetCoordsRect([</text:span><text:span text:style-name="T27">in</text:span><text:span text:style-name="T4">,</text:span><text:span text:style-name="T27">out</text:span><text:span text:style-name="T4">] RECT* rcCoords);</text:span></text:h>
      <text:p text:style-name="P2"><text:span text:style-name="T6">Получение прямоугольника, ограничивающего вызывающий объект, в </text:span><text:span text:style-name="T6">мировых координатах.</text:span></text:p>
      <text:p text:style-name="P2"><text:span text:style-name="T6">выход <text:s/></text:span><text:span text:style-name="T4">rcCoords —</text:span><text:span text:style-name="T6"> прямоугольник, </text:span><text:span text:style-name="T7">right </text:span><text:span text:style-name="T6">и </text:span><text:span text:style-name="T7">bottom </text:span><text:span text:style-name="T6">которого соответствуют координатам правого нижнего угла</text:span></text:p>
      <text:p text:style-name="P10">Похожие методы</text:p>
      <text:p text:style-name="P2"><text:soft-page-break/><text:span text:style-name="T4"><text:tab/></text:span><text:span text:style-name="T4">GetCoordsWHRect</text:span><text:span text:style-name="T6">()</text:span></text:p>
      <text:p text:style-name="P28"/>
      <text:h text:style-name="Heading_20_3" text:outline-level="3"><text:span text:style-name="T4">HRESULT GetCoordsWHRect([</text:span><text:span text:style-name="T27">in</text:span><text:span text:style-name="T4">,</text:span><text:span text:style-name="T27">out</text:span><text:span text:style-name="T4">] RECT* rcCoordsWH);</text:span></text:h>
      <text:p text:style-name="P2"><text:span text:style-name="T6">Получение прямоугольника, ограничивающего вызывающий объект, в </text:span><text:span text:style-name="T6">мировых координатах.</text:span></text:p>
      <text:p text:style-name="P2"><text:span text:style-name="T6">выход <text:s/></text:span><text:span text:style-name="T4">rcCoordsWH</text:span><text:span text:style-name="T4"> —</text:span><text:span text:style-name="T6"> прямоугольник, </text:span><text:span text:style-name="T7">right </text:span><text:span text:style-name="T6">и </text:span><text:span text:style-name="T7">bottom </text:span><text:span text:style-name="T6">которого соответствуют </text:span><text:span text:style-name="T6">ширине и высоте прямоугольника</text:span></text:p>
      <text:p text:style-name="P10">Похожие методы</text:p>
      <text:p text:style-name="P2"><text:span text:style-name="T4"><text:tab/></text:span><text:span text:style-name="T4">GetCoordsRect</text:span><text:span text:style-name="T4">()</text:span></text:p>
      <text:p text:style-name="P28"/>
      <text:h text:style-name="Heading_20_3" text:outline-level="3"><text:span text:style-name="T4">HRESULT GetCoordsPt([</text:span><text:span text:style-name="T27">in</text:span><text:span text:style-name="T4">,</text:span><text:span text:style-name="T27">out</text:span><text:span text:style-name="T4">] POINTF* ptCoords);</text:span></text:h>
      <text:p text:style-name="P10">Получение левой верхней координаты вызывающего объекта</text:p>
      <text:p text:style-name="P2"><text:span text:style-name="T6">выход <text:s/></text:span><text:span text:style-name="T4">ptCoords —</text:span><text:span text:style-name="T6"> точка в мировых координатах</text:span></text:p>
      <text:h text:style-name="Heading_20_3" text:outline-level="3"><text:span text:style-name="T4">HRESULT GetCentreCoordsPt([</text:span><text:span text:style-name="T27">in</text:span><text:span text:style-name="T4">,</text:span><text:span text:style-name="T27">out</text:span><text:span text:style-name="T4">] POINTF* ptCentreCoords);</text:span></text:h>
      <text:p text:style-name="P2"><text:span text:style-name="T6">Получение координат </text:span><text:span text:style-name="T6">центра</text:span><text:span text:style-name="T6"> вызывающего объекта</text:span></text:p>
      <text:p text:style-name="P12">выход <text:s/>ptCentreCoords — точка в мировых координатах</text:p>
      <text:p text:style-name="P20"/>
      <text:h text:style-name="Heading_20_3" text:outline-level="3"><text:span text:style-name="T4">HRESULT GetWidthAndHeight([</text:span><text:span text:style-name="T27">in</text:span><text:span text:style-name="T4">,</text:span><text:span text:style-name="T27">out</text:span><text:span text:style-name="T4">] POINTF *pwhFrame);</text:span></text:h>
      <text:p text:style-name="P10">Получение ширины и высоты вызывающего объекта.</text:p>
      <text:p text:style-name="P2"><text:span text:style-name="T6">выход <text:s/></text:span><text:span text:style-name="T4">pwhFrame —</text:span><text:span text:style-name="T6"> ширина и высота</text:span></text:p>
      <text:h text:style-name="Heading_20_3" text:outline-level="3"><text:span text:style-name="T4">HRESULT GetHalfWidthAndHeight([</text:span><text:span text:style-name="T27">in</text:span><text:span text:style-name="T4">,</text:span><text:span text:style-name="T27">out</text:span><text:span text:style-name="T4">] POINTF *pwhFrame);</text:span></text:h>
      <text:p text:style-name="P2"><text:span text:style-name="T6">Получение половины ширины и половины высоты </text:span><text:span text:style-name="T6">вызывающего объекта.</text:span></text:p>
      <text:p text:style-name="P2"><text:span text:style-name="T6">выход <text:s/></text:span><text:span text:style-name="T4">pwhFrame —</text:span><text:span text:style-name="T6"> </text:span><text:span text:style-name="T6">половина </text:span><text:span text:style-name="T6">ширин</text:span><text:span text:style-name="T6">ы</text:span><text:span text:style-name="T6"> и </text:span><text:span text:style-name="T6">половина </text:span><text:span text:style-name="T6">высот</text:span><text:span text:style-name="T6">ы</text:span></text:p>
      <text:h text:style-name="Heading_20_3" text:outline-level="3"><text:span text:style-name="T4">HRESULT GetWidth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Width);</text:span></text:h>
      <text:p text:style-name="P10">Получение ширины вызывающего объекта</text:p>
      <text:p text:style-name="P2"><text:span text:style-name="T6">выход <text:s/></text:span><text:span text:style-name="T4">pnWidth </text:span><text:span text:style-name="T6">- ширина</text:span></text:p>
      <text:h text:style-name="Heading_20_3" text:outline-level="3"><text:span text:style-name="T4">HRESULT GetHeight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Height);</text:span></text:h>
      <text:p text:style-name="P10">Получение высоты вызывающего объекта</text:p>
      <text:p text:style-name="Text_20_body">выход <text:s/><text:span text:style-name="T4">pnHeight </text:span>- высота</text:p>
      <text:h text:style-name="Heading_20_3" text:outline-level="3"><text:span text:style-name="T4">HRESULT GetLX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LX);</text:span></text:h>
      <text:p text:style-name="P2"><text:span text:style-name="T6">Получение абсциссы</text:span><text:span text:style-name="T7"> </text:span><text:span text:style-name="T6">левой грани прямоугольника, ограничивающего вызывающий объект</text:span></text:p>
      <text:p text:style-name="P2"><text:soft-page-break/><text:span text:style-name="T6">выход <text:s/></text:span><text:span text:style-name="T4">pnLX —</text:span><text:span text:style-name="T6"> </text:span><text:span text:style-name="T7">x </text:span><text:span text:style-name="T6">координат</text:span><text:span text:style-name="T6">а</text:span></text:p>
      <text:h text:style-name="Heading_20_3" text:outline-level="3"><text:span text:style-name="T4">HRESULT GetCX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CX);</text:span></text:h>
      <text:p text:style-name="P2"><text:span text:style-name="T6">Получение абсциссы</text:span><text:span text:style-name="T7"> </text:span><text:span text:style-name="T6">центра прямоугольника, ограничивающего вызывающий объект</text:span></text:p>
      <text:p text:style-name="P2"><text:span text:style-name="T4">выход <text:s/>pnLX — </text:span><text:span text:style-name="T7">x </text:span><text:span text:style-name="T4">координата</text:span></text:p>
      <text:h text:style-name="Heading_20_3" text:outline-level="3"><text:span text:style-name="T4">HRESULT GetRX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RX);</text:span></text:h>
      <text:p text:style-name="P2"><text:span text:style-name="T6">Получение абсциссы</text:span><text:span text:style-name="T7"> </text:span><text:span text:style-name="T7">п</text:span><text:span text:style-name="T6">равой</text:span><text:span text:style-name="T6"> грани прямоугольника, ограничивающего вызывающий объект</text:span></text:p>
      <text:p text:style-name="P2"><text:span text:style-name="T4">выход <text:s/>pnRX — </text:span><text:span text:style-name="T7">x </text:span><text:span text:style-name="T4">координата</text:span></text:p>
      <text:h text:style-name="Heading_20_3" text:outline-level="3"><text:span text:style-name="T4">HRESULT GetTY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TY);</text:span></text:h>
      <text:p text:style-name="P2"><text:span text:style-name="T6">Получение ординаты</text:span><text:span text:style-name="T7"> </text:span><text:span text:style-name="T6">верхней грани прямоугольника, ограничивающего вызывающий объект</text:span></text:p>
      <text:p text:style-name="P2"><text:span text:style-name="T4">выход <text:s/>pn</text:span><text:span text:style-name="T7">TY</text:span><text:span text:style-name="T4"> — </text:span><text:span text:style-name="T7">y </text:span><text:span text:style-name="T4">координата</text:span></text:p>
      <text:h text:style-name="Heading_20_3" text:outline-level="3"><text:span text:style-name="T4">HRESULT GetCY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CY);</text:span></text:h>
      <text:p text:style-name="P2"><text:span text:style-name="T6">Получение ординаты</text:span><text:span text:style-name="T7"> </text:span><text:span text:style-name="T7">ц</text:span><text:span text:style-name="T6">ентра</text:span><text:span text:style-name="T6"> прямоугольника, ограничивающего вызывающий объект</text:span></text:p>
      <text:p text:style-name="P2"><text:span text:style-name="T4">выход <text:s/>pnCY — </text:span><text:span text:style-name="T7">y </text:span><text:span text:style-name="T4">координата</text:span></text:p>
      <text:h text:style-name="Heading_20_3" text:outline-level="3"><text:span text:style-name="T4">HRESULT GetBY([</text:span><text:span text:style-name="T27">in</text:span><text:span text:style-name="T4">,</text:span><text:span text:style-name="T27">out</text:span><text:span text:style-name="T4">] </text:span><text:span text:style-name="T27">int</text:span><text:span text:style-name="T4"> *pnBY);</text:span></text:h>
      <text:p text:style-name="P2"><text:span text:style-name="T6">Получение ординаты</text:span><text:span text:style-name="T7"> </text:span><text:span text:style-name="T7">н</text:span><text:span text:style-name="T6">ижней</text:span><text:span text:style-name="T6"> грани прямоугольника, ограничивающего вызывающий объект</text:span></text:p>
      <text:p text:style-name="P2"><text:span text:style-name="T4">выход <text:s/>pnBY — </text:span><text:span text:style-name="T7">y </text:span><text:span text:style-name="T4">координата</text:span></text:p>
      <text:h text:style-name="P45" text:outline-level="3"><text:span text:style-name="T4">HRESULT Resize([</text:span><text:span text:style-name="T27">in</text:span><text:span text:style-name="T4">]</text:span><text:span text:style-name="T27">int</text:span><text:span text:style-name="T4"> nNewWidth, </text:span><text:span text:style-name="T27">int</text:span><text:span text:style-name="T4"> nNewHeight);</text:span></text:h>
      <text:p text:style-name="P4"><text:span text:style-name="T6">Изменение размеров изображения вызывающего объекта.</text:span><text:span text:style-name="T6"> </text:span><text:span text:style-name="T6">Можно изменять размеры уже выводимых на экран объектов во время игры. Если несколько объектов используют одну и ту же графику (таблицу кадров) и один из них меняет размеры, то на других объектах эти изменения не сказываются.</text:span></text:p>
      <text:p text:style-name="P4"><text:span text:style-name="T6">параметр <text:s/></text:span><text:span text:style-name="T4">nNewWidth —</text:span><text:span text:style-name="T6"> ширина</text:span></text:p>
      <text:p text:style-name="P4"><text:span text:style-name="T6">параметр <text:s/></text:span><text:span text:style-name="T4">nNewHeight —</text:span><text:span text:style-name="T6"> высота</text:span></text:p>
      <text:p text:style-name="P27"/>
      <text:h text:style-name="P37" text:outline-level="1">Терминология</text:h>
      <text:p text:style-name="P30"><text:span text:style-name="T18"><text:tab/><text:tab/>Линейная анимация — анимация на таблице кадров, представляющая собой последовательный перебор ее кадров слева-направо сверху-вниз от </text:span><text:span text:style-name="T8">i </text:span><text:span text:style-name="T18">до </text:span><text:span text:style-name="T8">j </text:span><text:span text:style-name="T18">где </text:span><text:span text:style-name="T8">i &amp; j – </text:span><text:span text:style-name="T18">порядковые номера кадров</text:span><text:span text:style-name="T8">.</text:span></text:p>
      <text:p text:style-name="P30"><text:span text:style-name="T8"><text:tab/><text:tab/></text:span><text:span text:style-name="T18">Будильник — таймер, отсчитывающий опред. число милисекунд и извещающий об окончании отсчета. Таймер отсчитывает каждый кадр, а извещает об окончании в течение одного кадра. В следующем кадре он возвращен в изначальное состояние.</text:span></text:p>
      <text:p text:style-name="P29"><text:soft-page-break/>Таблица кадров</text:p>
      <text:p text:style-name="P29">Кадр</text:p>
      <text:p text:style-name="P29">Набор таблиц кадров поворота (НТКП) — последовательность таблиц, кадры каждой из которых повернуты на определенный угол, по отношению к другой (исходной) таблице, на основе которой НТКП создана. Первая таблица из набора — всегда исходная. Используется визуальными объектами, которые нужно отображать под некоторым углом.</text:p>
      <text:p text:style-name="P29">Замораживание кадра — остановка анимации на текущем кадре.</text:p>
      <text:p text:style-name="P29">Простая анимация (<text:span text:style-name="T1">Simple Anim) —</text:span> анимация на таблице кадров, представляющая собой последовательный перебор всех ее кадров слева-направо сверху-вниз.</text:p>
      <text:p text:style-name="P29">Анимация по умолчанию — анимация номер 0. См. <text:span text:style-name="T1">SelectActiveAnim() </text:span>интерфейса <text:span text:style-name="T1">IAnim.</text:span></text:p>
      <text:p text:style-name="P29">Список вывода (на экран)</text:p>
      <text:p text:style-name="P29">Глубина вывода объекта (на экран)</text:p>
      <text:h text:style-name="P35" text:outline-level="1">Примеры</text:h>
      <text:h text:style-name="P46" text:outline-level="3"><text:span text:style-name="T4">HRESULT VisResize([</text:span><text:span text:style-name="T27">in</text:span><text:span text:style-name="T4">]</text:span><text:span text:style-name="T27">int</text:span><text:span text:style-name="T4"> nNewWidth, </text:span><text:span text:style-name="T27">int</text:span><text:span text:style-name="T4"> nNewHeight);</text:span></text:h>
      <text:p text:style-name="P24"><text:span text:style-name="T27">int</text:span><text:span text:style-name="T4"> dyn_w = 50;</text:span></text:p>
      <text:p text:style-name="P22"><text:span text:style-name="T27">int</text:span><text:span text:style-name="T4"> dyn_h = 50;</text:span></text:p>
      <text:p text:style-name="P22"><text:span text:style-name="T27">int</text:span><text:span text:style-name="T4"> min_w = 10;</text:span></text:p>
      <text:p text:style-name="P22"><text:span text:style-name="T27">int</text:span><text:span text:style-name="T4"> min_h = 10;</text:span></text:p>
      <text:p text:style-name="P22"><text:span text:style-name="T27">int</text:span><text:span text:style-name="T4"> max_w = </text:span><text:span text:style-name="T5">1</text:span><text:span text:style-name="T4">00;</text:span></text:p>
      <text:p text:style-name="P22"><text:span text:style-name="T27">int</text:span><text:span text:style-name="T4"> max_h = </text:span><text:span text:style-name="T5">1</text:span><text:span text:style-name="T4">00;</text:span></text:p>
      <text:p text:style-name="P22"><text:span text:style-name="T27">int</text:span><text:span text:style-name="T4"> dir_w = 1;</text:span></text:p>
      <text:p text:style-name="P22"><text:span text:style-name="T27">int</text:span><text:span text:style-name="T4"> dir_h = 1;</text:span></text:p>
      <text:p text:style-name="P20"/>
      <text:p text:style-name="P22"><text:span text:style-name="T27">void</text:span><text:span text:style-name="T4"> makeRidiculus() {</text:span></text:p>
      <text:p text:style-name="P20"><text:tab/>dyn_w+=dir_w;</text:p>
      <text:p text:style-name="P20"><text:tab/>dyn_h+=dir_h;</text:p>
      <text:p text:style-name="P22"><text:span text:style-name="T4"><text:tab/></text:span><text:span text:style-name="T27">if</text:span><text:span text:style-name="T4">(dyn_w&gt;max_w || dyn_w&lt;=min_w) dir_w = -dir_w;</text:span></text:p>
      <text:p text:style-name="P22"><text:span text:style-name="T4"><text:tab/></text:span><text:span text:style-name="T27">if</text:span><text:span text:style-name="T4">(dyn_h&gt;max_h || dyn_h&lt;=min_h) dir_h = -dir_h;</text:span></text:p>
      <text:p text:style-name="P20"><text:tab/>izShip-&gt;pParams-&gt;Resize(dyn_w,dyn_h);</text:p>
      <text:p text:style-name="P20">}</text:p>
      <text:p text:style-name="P20"/>
      <text:p text:style-name="P23"><text:span text:style-name="T27">int</text:span><text:span text:style-name="T4"> Game_Main(</text:span><text:span text:style-name="T27">void</text:span><text:span text:style-name="T4"> *parms,</text:span><text:span text:style-name="T27">int</text:span><text:span text:style-name="T4"> num_parms) …</text:span></text:p>
      <text:p text:style-name="P25">makeRidiculus();</text:p>
      <text:p text:style-name="P25"/>
      <text:p text:style-name="P23">Заставляет объект <text:span text:style-name="T1">izship </text:span>динамически менять размеры от 10 до 100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99cm" fo:margin-bottom="0.21cm" fo:text-align="justify" style:justify-single-word="false" fo:text-indent="1cm" style:auto-text-indent="false"/>
      <style:text-properties style:font-name="Times New Roman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style:font-name="Times New Roman2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style:font-name="Times New Roman1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02cm solid #000000" fo:border-bottom="none" style:shadow="non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Лист <text:page-number text:select-page="current">18</text:page-number> <text:span text:style-name="MT1">/ </text:span><text:span text:style-name="MT2">Листов </text:span><text:span text:style-name="MT2"><text:page-count>18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5T19:29:48.59</meta:creation-date>
    <meta:editing-duration>PT26H25M51S</meta:editing-duration>
    <meta:editing-cycles>275</meta:editing-cycles>
    <meta:generator>OpenOffice.org/3.2$Win32 OpenOffice.org_project/320m19$Build-9505</meta:generator>
    <meta:initial-creator>T T</meta:initial-creator>
    <dc:date>2011-11-02T19:25:29.15</dc:date>
    <meta:document-statistic meta:table-count="0" meta:image-count="0" meta:object-count="0" meta:page-count="18" meta:paragraph-count="423" meta:word-count="3085" meta:character-count="23992"/>
    <meta:template xlink:type="simple" xlink:actuate="onRequest" xlink:title="Простой" xlink:href="../../../../../../Users/vsizov/AppData/Roaming/OpenOffice.org/3/user/template/Простой.ott" meta:date="2010-11-09T10:25:21"/>
  </office:meta>
</office:document-meta>
</file>